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nome" table:style-name="ce1">
            <text:p>nome</text:p>
          </table:table-cell>
          <table:table-cell office:value-type="string" office:value="altura" table:style-name="ce1">
            <text:p>altura</text:p>
          </table:table-cell>
          <table:table-cell office:value-type="string" office:value="massa" table:style-name="ce1">
            <text:p>massa</text:p>
          </table:table-cell>
          <table:table-cell office:value-type="string" office:value="cor_do_cabelo" table:style-name="ce1">
            <text:p>cor_do_cabelo</text:p>
          </table:table-cell>
          <table:table-cell office:value-type="string" office:value="cor_da_pele" table:style-name="ce1">
            <text:p>cor_da_pele</text:p>
          </table:table-cell>
          <table:table-cell office:value-type="string" office:value="cor_dos_olhos" table:style-name="ce1">
            <text:p>cor_dos_olhos</text:p>
          </table:table-cell>
          <table:table-cell office:value-type="string" office:value="ano_nascimento" table:style-name="ce1">
            <text:p>ano_nascimento</text:p>
          </table:table-cell>
          <table:table-cell office:value-type="string" office:value="sexo_biologico" table:style-name="ce1">
            <text:p>sexo_biologico</text:p>
          </table:table-cell>
          <table:table-cell office:value-type="string" office:value="genero" table:style-name="ce1">
            <text:p>genero</text:p>
          </table:table-cell>
          <table:table-cell office:value-type="string" office:value="planeta_natal" table:style-name="ce1">
            <text:p>planeta_natal</text:p>
          </table:table-cell>
          <table:table-cell office:value-type="string" office:value="especie" table:style-name="ce1">
            <text:p>especie</text:p>
          </table:table-cell>
          <table:table-cell office:value-type="string" office:value="filmes" table:style-name="ce1">
            <text:p>filmes</text:p>
          </table:table-cell>
          <table:table-cell office:value-type="string" office:value="veiculos" table:style-name="ce1">
            <text:p>veiculos</text:p>
          </table:table-cell>
          <table:table-cell office:value-type="string" office:value="naves_espaciais" table:style-name="ce1">
            <text:p>naves_espaciais</text:p>
          </table:table-cell>
        </table:table-row>
        <table:table-row>
          <table:table-cell office:value-type="string" office:value="Luke Skywalker" table:style-name="ce1">
            <text:p>Luke Skywalker</text:p>
          </table:table-cell>
          <table:table-cell office:value-type="float" office:value="172" table:style-name="ce1">
            <text:p>172</text:p>
          </table:table-cell>
          <table:table-cell office:value-type="float" office:value="77" table:style-name="ce1">
            <text:p>77</text:p>
          </table:table-cell>
          <table:table-cell office:value-type="string" office:value="Loiro" table:style-name="ce1">
            <text:p>Loiro</text:p>
          </table:table-cell>
          <table:table-cell office:value-type="string" office:value="Branca clara" table:style-name="ce1">
            <text:p>Branca clara</text:p>
          </table:table-cell>
          <table:table-cell office:value-type="string" office:value="Azul" table:style-name="ce1">
            <text:p>Azul</text:p>
          </table:table-cell>
          <table:table-cell office:value-type="float" office:value="19" table:style-name="ce1">
            <text:p>19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Tatooine" table:style-name="ce1">
            <text:p>Tatooine</text:p>
          </table:table-cell>
          <table:table-cell office:value-type="string" office:value="Humano" table:style-name="ce1">
            <text:p>Humano</text:p>
          </table:table-cell>
          <table:table-cell office:value-type="string" office:value="c(&quot;The Empire Strikes Back&quot;, &quot;Revenge of the Sith&quot;, &quot;Return of the Jedi&quot;, &quot;A New Hope&quot;, &quot;The Force Awakens&quot;)" table:style-name="ce1">
            <text:p>c("The Empire Strikes Back", "Revenge of the Sith", "Return of the Jedi", "A New Hope", "The Force Awakens")</text:p>
          </table:table-cell>
          <table:table-cell office:value-type="string" office:value="c(&quot;Snowspeeder&quot;, &quot;Imperial Speeder Bike&quot;)" table:style-name="ce1">
            <text:p>c("Snowspeeder", "Imperial Speeder Bike")</text:p>
          </table:table-cell>
          <table:table-cell office:value-type="string" office:value="c(&quot;X-wing&quot;, &quot;Imperial shuttle&quot;)" table:style-name="ce1">
            <text:p>c("X-wing", "Imperial shuttle")</text:p>
          </table:table-cell>
        </table:table-row>
        <table:table-row>
          <table:table-cell office:value-type="string" office:value="C-3PO" table:style-name="ce1">
            <text:p>C-3PO</text:p>
          </table:table-cell>
          <table:table-cell office:value-type="float" office:value="167" table:style-name="ce1">
            <text:p>167</text:p>
          </table:table-cell>
          <table:table-cell office:value-type="float" office:value="75" table:style-name="ce1">
            <text:p>75</text:p>
          </table:table-cell>
          <table:table-cell office:value-type="string" office:value="NA" table:style-name="ce1">
            <text:p>NA</text:p>
          </table:table-cell>
          <table:table-cell office:value-type="string" office:value="Ouro" table:style-name="ce1">
            <text:p>Ouro</text:p>
          </table:table-cell>
          <table:table-cell office:value-type="string" office:value="Amarelo" table:style-name="ce1">
            <text:p>Amarelo</text:p>
          </table:table-cell>
          <table:table-cell office:value-type="float" office:value="112" table:style-name="ce1">
            <text:p>112</text:p>
          </table:table-cell>
          <table:table-cell office:value-type="string" office:value="Nenhum" table:style-name="ce1">
            <text:p>Nenhum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Tatooine" table:style-name="ce1">
            <text:p>Tatooine</text:p>
          </table:table-cell>
          <table:table-cell office:value-type="string" office:value="Droide" table:style-name="ce1">
            <text:p>Droide</text:p>
          </table:table-cell>
          <table:table-cell office:value-type="string" office:value="c(&quot;The Empire Strikes Back&quot;, &quot;Attack of the Clones&quot;, &quot;The Phantom Menace&quot;, &quot;Revenge of the Sith&quot;, &quot;Return of the Jedi&quot;, &quot;A New Hope&quot;)" table:style-name="ce1">
            <text:p>c("The Empire Strikes Back", "Attack of the Clones", "The Phantom Menace", "Revenge of the Sith", "Return of the Jedi", "A New Hope")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R2-D2" table:style-name="ce1">
            <text:p>R2-D2</text:p>
          </table:table-cell>
          <table:table-cell office:value-type="float" office:value="96" table:style-name="ce1">
            <text:p>96</text:p>
          </table:table-cell>
          <table:table-cell office:value-type="float" office:value="32" table:style-name="ce1">
            <text:p>32</text:p>
          </table:table-cell>
          <table:table-cell office:value-type="string" office:value="NA" table:style-name="ce1">
            <text:p>NA</text:p>
          </table:table-cell>
          <table:table-cell office:value-type="string" office:value="Branca, Azul" table:style-name="ce1">
            <text:p>Branca, Azul</text:p>
          </table:table-cell>
          <table:table-cell office:value-type="string" office:value="Vermelho" table:style-name="ce1">
            <text:p>Vermelho</text:p>
          </table:table-cell>
          <table:table-cell office:value-type="float" office:value="33" table:style-name="ce1">
            <text:p>33</text:p>
          </table:table-cell>
          <table:table-cell office:value-type="string" office:value="Nenhum" table:style-name="ce1">
            <text:p>Nenhum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Naboo" table:style-name="ce1">
            <text:p>Naboo</text:p>
          </table:table-cell>
          <table:table-cell office:value-type="string" office:value="Droide" table:style-name="ce1">
            <text:p>Droide</text:p>
          </table:table-cell>
          <table:table-cell office:value-type="string" office:value="c(&quot;The Empire Strikes Back&quot;, &quot;Attack of the Clones&quot;, &quot;The Phantom Menace&quot;, &quot;Revenge of the Sith&quot;, &quot;Return of the Jedi&quot;, &quot;A New Hope&quot;, &quot;The Force Awakens&quot;)" table:style-name="ce1">
            <text:p>c("The Empire Strikes Back", "Attack of the Clones", "The Phantom Menace", "Revenge of the Sith", "Return of the Jedi", "A New Hope", "The Force Awakens")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Darth Vader" table:style-name="ce1">
            <text:p>Darth Vader</text:p>
          </table:table-cell>
          <table:table-cell office:value-type="float" office:value="202" table:style-name="ce1">
            <text:p>202</text:p>
          </table:table-cell>
          <table:table-cell office:value-type="float" office:value="136" table:style-name="ce1">
            <text:p>136</text:p>
          </table:table-cell>
          <table:table-cell office:value-type="string" office:value="Nenhum" table:style-name="ce1">
            <text:p>Nenhum</text:p>
          </table:table-cell>
          <table:table-cell office:value-type="string" office:value="Branca" table:style-name="ce1">
            <text:p>Branca</text:p>
          </table:table-cell>
          <table:table-cell office:value-type="string" office:value="Amarelo" table:style-name="ce1">
            <text:p>Amarelo</text:p>
          </table:table-cell>
          <table:table-cell office:value-type="float" office:value="41.9" table:style-name="ce1">
            <text:p>41.9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Tatooine" table:style-name="ce1">
            <text:p>Tatooine</text:p>
          </table:table-cell>
          <table:table-cell office:value-type="string" office:value="Humano" table:style-name="ce1">
            <text:p>Humano</text:p>
          </table:table-cell>
          <table:table-cell office:value-type="string" office:value="c(&quot;The Empire Strikes Back&quot;, &quot;Revenge of the Sith&quot;, &quot;Return of the Jedi&quot;, &quot;A New Hope&quot;)" table:style-name="ce1">
            <text:p>c("The Empire Strikes Back", "Revenge of the Sith", "Return of the Jedi", "A New Hope")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TIE Advanced x1" table:style-name="ce1">
            <text:p>TIE Advanced x1</text:p>
          </table:table-cell>
        </table:table-row>
        <table:table-row>
          <table:table-cell office:value-type="string" office:value="Leia Organa" table:style-name="ce1">
            <text:p>Leia Organa</text:p>
          </table:table-cell>
          <table:table-cell office:value-type="float" office:value="150" table:style-name="ce1">
            <text:p>150</text:p>
          </table:table-cell>
          <table:table-cell office:value-type="float" office:value="49" table:style-name="ce1">
            <text:p>49</text:p>
          </table:table-cell>
          <table:table-cell office:value-type="string" office:value="Castanho" table:style-name="ce1">
            <text:p>Castanho</text:p>
          </table:table-cell>
          <table:table-cell office:value-type="string" office:value="Clara" table:style-name="ce1">
            <text:p>Clara</text:p>
          </table:table-cell>
          <table:table-cell office:value-type="string" office:value="Castanho" table:style-name="ce1">
            <text:p>Castanho</text:p>
          </table:table-cell>
          <table:table-cell office:value-type="float" office:value="19" table:style-name="ce1">
            <text:p>19</text:p>
          </table:table-cell>
          <table:table-cell office:value-type="string" office:value="Fêmea" table:style-name="ce1">
            <text:p>Fêmea</text:p>
          </table:table-cell>
          <table:table-cell office:value-type="string" office:value="Feminino" table:style-name="ce1">
            <text:p>Feminino</text:p>
          </table:table-cell>
          <table:table-cell office:value-type="string" office:value="Alderaan" table:style-name="ce1">
            <text:p>Alderaan</text:p>
          </table:table-cell>
          <table:table-cell office:value-type="string" office:value="Humano" table:style-name="ce1">
            <text:p>Humano</text:p>
          </table:table-cell>
          <table:table-cell office:value-type="string" office:value="c(&quot;The Empire Strikes Back&quot;, &quot;Revenge of the Sith&quot;, &quot;Return of the Jedi&quot;, &quot;A New Hope&quot;, &quot;The Force Awakens&quot;)" table:style-name="ce1">
            <text:p>c("The Empire Strikes Back", "Revenge of the Sith", "Return of the Jedi", "A New Hope", "The Force Awakens")</text:p>
          </table:table-cell>
          <table:table-cell office:value-type="string" office:value="Imperial Speeder Bike" table:style-name="ce1">
            <text:p>Imperial Speeder Bike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Owen Lars" table:style-name="ce1">
            <text:p>Owen Lars</text:p>
          </table:table-cell>
          <table:table-cell office:value-type="float" office:value="178" table:style-name="ce1">
            <text:p>178</text:p>
          </table:table-cell>
          <table:table-cell office:value-type="float" office:value="120" table:style-name="ce1">
            <text:p>120</text:p>
          </table:table-cell>
          <table:table-cell office:value-type="string" office:value="Castanho, Cinza" table:style-name="ce1">
            <text:p>Castanho, Cinza</text:p>
          </table:table-cell>
          <table:table-cell office:value-type="string" office:value="Clara" table:style-name="ce1">
            <text:p>Clara</text:p>
          </table:table-cell>
          <table:table-cell office:value-type="string" office:value="Azul" table:style-name="ce1">
            <text:p>Azul</text:p>
          </table:table-cell>
          <table:table-cell office:value-type="float" office:value="52" table:style-name="ce1">
            <text:p>52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Tatooine" table:style-name="ce1">
            <text:p>Tatooine</text:p>
          </table:table-cell>
          <table:table-cell office:value-type="string" office:value="Humano" table:style-name="ce1">
            <text:p>Humano</text:p>
          </table:table-cell>
          <table:table-cell office:value-type="string" office:value="c(&quot;Attack of the Clones&quot;, &quot;Revenge of the Sith&quot;, &quot;A New Hope&quot;)" table:style-name="ce1">
            <text:p>c("Attack of the Clones", "Revenge of the Sith", "A New Hope")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Beru Whitesun lars" table:style-name="ce1">
            <text:p>Beru Whitesun lars</text:p>
          </table:table-cell>
          <table:table-cell office:value-type="float" office:value="165" table:style-name="ce1">
            <text:p>165</text:p>
          </table:table-cell>
          <table:table-cell office:value-type="float" office:value="75" table:style-name="ce1">
            <text:p>75</text:p>
          </table:table-cell>
          <table:table-cell office:value-type="string" office:value="Castanho" table:style-name="ce1">
            <text:p>Castanho</text:p>
          </table:table-cell>
          <table:table-cell office:value-type="string" office:value="Clara" table:style-name="ce1">
            <text:p>Clara</text:p>
          </table:table-cell>
          <table:table-cell office:value-type="string" office:value="Azul" table:style-name="ce1">
            <text:p>Azul</text:p>
          </table:table-cell>
          <table:table-cell office:value-type="float" office:value="47" table:style-name="ce1">
            <text:p>47</text:p>
          </table:table-cell>
          <table:table-cell office:value-type="string" office:value="Fêmea" table:style-name="ce1">
            <text:p>Fêmea</text:p>
          </table:table-cell>
          <table:table-cell office:value-type="string" office:value="Feminino" table:style-name="ce1">
            <text:p>Feminino</text:p>
          </table:table-cell>
          <table:table-cell office:value-type="string" office:value="Tatooine" table:style-name="ce1">
            <text:p>Tatooine</text:p>
          </table:table-cell>
          <table:table-cell office:value-type="string" office:value="Humano" table:style-name="ce1">
            <text:p>Humano</text:p>
          </table:table-cell>
          <table:table-cell office:value-type="string" office:value="c(&quot;Attack of the Clones&quot;, &quot;Revenge of the Sith&quot;, &quot;A New Hope&quot;)" table:style-name="ce1">
            <text:p>c("Attack of the Clones", "Revenge of the Sith", "A New Hope")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R5-D4" table:style-name="ce1">
            <text:p>R5-D4</text:p>
          </table:table-cell>
          <table:table-cell office:value-type="float" office:value="97" table:style-name="ce1">
            <text:p>97</text:p>
          </table:table-cell>
          <table:table-cell office:value-type="float" office:value="32" table:style-name="ce1">
            <text:p>32</text:p>
          </table:table-cell>
          <table:table-cell office:value-type="string" office:value="NA" table:style-name="ce1">
            <text:p>NA</text:p>
          </table:table-cell>
          <table:table-cell office:value-type="string" office:value="Branca, Vermelha" table:style-name="ce1">
            <text:p>Branca, Vermelha</text:p>
          </table:table-cell>
          <table:table-cell office:value-type="string" office:value="Vermelho" table:style-name="ce1">
            <text:p>Vermelho</text:p>
          </table:table-cell>
          <table:table-cell office:value-type="float" office:value="NA" table:style-name="ce1">
            <text:p>NA</text:p>
          </table:table-cell>
          <table:table-cell office:value-type="string" office:value="Nenhum" table:style-name="ce1">
            <text:p>Nenhum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Tatooine" table:style-name="ce1">
            <text:p>Tatooine</text:p>
          </table:table-cell>
          <table:table-cell office:value-type="string" office:value="Droide" table:style-name="ce1">
            <text:p>Droide</text:p>
          </table:table-cell>
          <table:table-cell office:value-type="string" office:value="A New Hope" table:style-name="ce1">
            <text:p>A New Hope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Biggs Darklighter" table:style-name="ce1">
            <text:p>Biggs Darklighter</text:p>
          </table:table-cell>
          <table:table-cell office:value-type="float" office:value="183" table:style-name="ce1">
            <text:p>183</text:p>
          </table:table-cell>
          <table:table-cell office:value-type="float" office:value="84" table:style-name="ce1">
            <text:p>84</text:p>
          </table:table-cell>
          <table:table-cell office:value-type="string" office:value="Preto" table:style-name="ce1">
            <text:p>Preto</text:p>
          </table:table-cell>
          <table:table-cell office:value-type="string" office:value="Clara" table:style-name="ce1">
            <text:p>Clara</text:p>
          </table:table-cell>
          <table:table-cell office:value-type="string" office:value="Castanho" table:style-name="ce1">
            <text:p>Castanho</text:p>
          </table:table-cell>
          <table:table-cell office:value-type="float" office:value="24" table:style-name="ce1">
            <text:p>24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Tatooine" table:style-name="ce1">
            <text:p>Tatooine</text:p>
          </table:table-cell>
          <table:table-cell office:value-type="string" office:value="Humano" table:style-name="ce1">
            <text:p>Humano</text:p>
          </table:table-cell>
          <table:table-cell office:value-type="string" office:value="A New Hope" table:style-name="ce1">
            <text:p>A New Hope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X-wing" table:style-name="ce1">
            <text:p>X-wing</text:p>
          </table:table-cell>
        </table:table-row>
        <table:table-row>
          <table:table-cell office:value-type="string" office:value="Obi-Wan Kenobi" table:style-name="ce1">
            <text:p>Obi-Wan Kenobi</text:p>
          </table:table-cell>
          <table:table-cell office:value-type="float" office:value="182" table:style-name="ce1">
            <text:p>182</text:p>
          </table:table-cell>
          <table:table-cell office:value-type="float" office:value="77" table:style-name="ce1">
            <text:p>77</text:p>
          </table:table-cell>
          <table:table-cell office:value-type="string" office:value="Ruivo, Branco" table:style-name="ce1">
            <text:p>Ruivo, Branco</text:p>
          </table:table-cell>
          <table:table-cell office:value-type="string" office:value="Branca clara" table:style-name="ce1">
            <text:p>Branca clara</text:p>
          </table:table-cell>
          <table:table-cell office:value-type="string" office:value="Azul acinzentado" table:style-name="ce1">
            <text:p>Azul acinzentado</text:p>
          </table:table-cell>
          <table:table-cell office:value-type="float" office:value="57" table:style-name="ce1">
            <text:p>57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Stewjon" table:style-name="ce1">
            <text:p>Stewjon</text:p>
          </table:table-cell>
          <table:table-cell office:value-type="string" office:value="Humano" table:style-name="ce1">
            <text:p>Humano</text:p>
          </table:table-cell>
          <table:table-cell office:value-type="string" office:value="c(&quot;The Empire Strikes Back&quot;, &quot;Attack of the Clones&quot;, &quot;The Phantom Menace&quot;, &quot;Revenge of the Sith&quot;, &quot;Return of the Jedi&quot;, &quot;A New Hope&quot;)" table:style-name="ce1">
            <text:p>c("The Empire Strikes Back", "Attack of the Clones", "The Phantom Menace", "Revenge of the Sith", "Return of the Jedi", "A New Hope")</text:p>
          </table:table-cell>
          <table:table-cell office:value-type="string" office:value="Tribubble bongo" table:style-name="ce1">
            <text:p>Tribubble bongo</text:p>
          </table:table-cell>
          <table:table-cell office:value-type="string" office:value="c(&quot;Jedi starfighter&quot;, &quot;Trade Federation cruiser&quot;, &quot;Naboo star skiff&quot;, &quot;Jedi Interceptor&quot;, &quot;Belbullab-22 starfighter&quot;)" table:style-name="ce1">
            <text:p>c("Jedi starfighter", "Trade Federation cruiser", "Naboo star skiff", "Jedi Interceptor", "Belbullab-22 starfighter")</text:p>
          </table:table-cell>
        </table:table-row>
        <table:table-row>
          <table:table-cell office:value-type="string" office:value="Anakin Skywalker" table:style-name="ce1">
            <text:p>Anakin Skywalker</text:p>
          </table:table-cell>
          <table:table-cell office:value-type="float" office:value="188" table:style-name="ce1">
            <text:p>188</text:p>
          </table:table-cell>
          <table:table-cell office:value-type="float" office:value="84" table:style-name="ce1">
            <text:p>84</text:p>
          </table:table-cell>
          <table:table-cell office:value-type="string" office:value="Loiro" table:style-name="ce1">
            <text:p>Loiro</text:p>
          </table:table-cell>
          <table:table-cell office:value-type="string" office:value="Branca clara" table:style-name="ce1">
            <text:p>Branca clara</text:p>
          </table:table-cell>
          <table:table-cell office:value-type="string" office:value="Azul" table:style-name="ce1">
            <text:p>Azul</text:p>
          </table:table-cell>
          <table:table-cell office:value-type="float" office:value="41.9" table:style-name="ce1">
            <text:p>41.9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Tatooine" table:style-name="ce1">
            <text:p>Tatooine</text:p>
          </table:table-cell>
          <table:table-cell office:value-type="string" office:value="Humano" table:style-name="ce1">
            <text:p>Humano</text:p>
          </table:table-cell>
          <table:table-cell office:value-type="string" office:value="c(&quot;Attack of the Clones&quot;, &quot;The Phantom Menace&quot;, &quot;Revenge of the Sith&quot;)" table:style-name="ce1">
            <text:p>c("Attack of the Clones", "The Phantom Menace", "Revenge of the Sith")</text:p>
          </table:table-cell>
          <table:table-cell office:value-type="string" office:value="c(&quot;Zephyr-G swoop bike&quot;, &quot;XJ-6 airspeeder&quot;)" table:style-name="ce1">
            <text:p>c("Zephyr-G swoop bike", "XJ-6 airspeeder")</text:p>
          </table:table-cell>
          <table:table-cell office:value-type="string" office:value="c(&quot;Trade Federation cruiser&quot;, &quot;Jedi Interceptor&quot;, &quot;Naboo fighter&quot;)" table:style-name="ce1">
            <text:p>c("Trade Federation cruiser", "Jedi Interceptor", "Naboo fighter")</text:p>
          </table:table-cell>
        </table:table-row>
        <table:table-row>
          <table:table-cell office:value-type="string" office:value="Wilhuff Tarkin" table:style-name="ce1">
            <text:p>Wilhuff Tarkin</text:p>
          </table:table-cell>
          <table:table-cell office:value-type="float" office:value="180" table:style-name="ce1">
            <text:p>180</text:p>
          </table:table-cell>
          <table:table-cell office:value-type="float" office:value="NA" table:style-name="ce1">
            <text:p>NA</text:p>
          </table:table-cell>
          <table:table-cell office:value-type="string" office:value="Ruivo, Cinza" table:style-name="ce1">
            <text:p>Ruivo, Cinza</text:p>
          </table:table-cell>
          <table:table-cell office:value-type="string" office:value="Branca clara" table:style-name="ce1">
            <text:p>Branca clara</text:p>
          </table:table-cell>
          <table:table-cell office:value-type="string" office:value="Azul" table:style-name="ce1">
            <text:p>Azul</text:p>
          </table:table-cell>
          <table:table-cell office:value-type="float" office:value="64" table:style-name="ce1">
            <text:p>64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Eriadu" table:style-name="ce1">
            <text:p>Eriadu</text:p>
          </table:table-cell>
          <table:table-cell office:value-type="string" office:value="Humano" table:style-name="ce1">
            <text:p>Humano</text:p>
          </table:table-cell>
          <table:table-cell office:value-type="string" office:value="c(&quot;Revenge of the Sith&quot;, &quot;A New Hope&quot;)" table:style-name="ce1">
            <text:p>c("Revenge of the Sith", "A New Hope")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Chewbacca" table:style-name="ce1">
            <text:p>Chewbacca</text:p>
          </table:table-cell>
          <table:table-cell office:value-type="float" office:value="228" table:style-name="ce1">
            <text:p>228</text:p>
          </table:table-cell>
          <table:table-cell office:value-type="float" office:value="112" table:style-name="ce1">
            <text:p>112</text:p>
          </table:table-cell>
          <table:table-cell office:value-type="string" office:value="Castanho" table:style-name="ce1">
            <text:p>Castanho</text:p>
          </table:table-cell>
          <table:table-cell office:value-type="string" office:value="Desconhecida" table:style-name="ce1">
            <text:p>Desconhecida</text:p>
          </table:table-cell>
          <table:table-cell office:value-type="string" office:value="Azul" table:style-name="ce1">
            <text:p>Azul</text:p>
          </table:table-cell>
          <table:table-cell office:value-type="float" office:value="200" table:style-name="ce1">
            <text:p>200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Kashyyyk" table:style-name="ce1">
            <text:p>Kashyyyk</text:p>
          </table:table-cell>
          <table:table-cell office:value-type="string" office:value="Wookiee" table:style-name="ce1">
            <text:p>Wookiee</text:p>
          </table:table-cell>
          <table:table-cell office:value-type="string" office:value="c(&quot;The Empire Strikes Back&quot;, &quot;Revenge of the Sith&quot;, &quot;Return of the Jedi&quot;, &quot;A New Hope&quot;, &quot;The Force Awakens&quot;)" table:style-name="ce1">
            <text:p>c("The Empire Strikes Back", "Revenge of the Sith", "Return of the Jedi", "A New Hope", "The Force Awakens")</text:p>
          </table:table-cell>
          <table:table-cell office:value-type="string" office:value="AT-ST" table:style-name="ce1">
            <text:p>AT-ST</text:p>
          </table:table-cell>
          <table:table-cell office:value-type="string" office:value="c(&quot;Millennium Falcon&quot;, &quot;Imperial shuttle&quot;)" table:style-name="ce1">
            <text:p>c("Millennium Falcon", "Imperial shuttle")</text:p>
          </table:table-cell>
        </table:table-row>
        <table:table-row>
          <table:table-cell office:value-type="string" office:value="Han Solo" table:style-name="ce1">
            <text:p>Han Solo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office:value-type="string" office:value="Castanho" table:style-name="ce1">
            <text:p>Castanho</text:p>
          </table:table-cell>
          <table:table-cell office:value-type="string" office:value="Branca clara" table:style-name="ce1">
            <text:p>Branca clara</text:p>
          </table:table-cell>
          <table:table-cell office:value-type="string" office:value="Castanho" table:style-name="ce1">
            <text:p>Castanho</text:p>
          </table:table-cell>
          <table:table-cell office:value-type="float" office:value="29" table:style-name="ce1">
            <text:p>29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Corellia" table:style-name="ce1">
            <text:p>Corellia</text:p>
          </table:table-cell>
          <table:table-cell office:value-type="string" office:value="Humano" table:style-name="ce1">
            <text:p>Humano</text:p>
          </table:table-cell>
          <table:table-cell office:value-type="string" office:value="c(&quot;The Empire Strikes Back&quot;, &quot;Return of the Jedi&quot;, &quot;A New Hope&quot;, &quot;The Force Awakens&quot;)" table:style-name="ce1">
            <text:p>c("The Empire Strikes Back", "Return of the Jedi", "A New Hope", "The Force Awakens")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(&quot;Millennium Falcon&quot;, &quot;Imperial shuttle&quot;)" table:style-name="ce1">
            <text:p>c("Millennium Falcon", "Imperial shuttle")</text:p>
          </table:table-cell>
        </table:table-row>
        <table:table-row>
          <table:table-cell office:value-type="string" office:value="Greedo" table:style-name="ce1">
            <text:p>Greedo</text:p>
          </table:table-cell>
          <table:table-cell office:value-type="float" office:value="173" table:style-name="ce1">
            <text:p>173</text:p>
          </table:table-cell>
          <table:table-cell office:value-type="float" office:value="74" table:style-name="ce1">
            <text:p>74</text:p>
          </table:table-cell>
          <table:table-cell office:value-type="string" office:value="NA" table:style-name="ce1">
            <text:p>NA</text:p>
          </table:table-cell>
          <table:table-cell office:value-type="string" office:value="Verde" table:style-name="ce1">
            <text:p>Verde</text:p>
          </table:table-cell>
          <table:table-cell office:value-type="string" office:value="Preto" table:style-name="ce1">
            <text:p>Preto</text:p>
          </table:table-cell>
          <table:table-cell office:value-type="float" office:value="44" table:style-name="ce1">
            <text:p>44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Rodia" table:style-name="ce1">
            <text:p>Rodia</text:p>
          </table:table-cell>
          <table:table-cell office:value-type="string" office:value="Rodiano" table:style-name="ce1">
            <text:p>Rodiano</text:p>
          </table:table-cell>
          <table:table-cell office:value-type="string" office:value="A New Hope" table:style-name="ce1">
            <text:p>A New Hope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Jabba Desilijic Tiure" table:style-name="ce1">
            <text:p>Jabba Desilijic Tiure</text:p>
          </table:table-cell>
          <table:table-cell office:value-type="float" office:value="175" table:style-name="ce1">
            <text:p>175</text:p>
          </table:table-cell>
          <table:table-cell office:value-type="float" office:value="1358" table:style-name="ce1">
            <text:p>1358</text:p>
          </table:table-cell>
          <table:table-cell office:value-type="string" office:value="NA" table:style-name="ce1">
            <text:p>NA</text:p>
          </table:table-cell>
          <table:table-cell office:value-type="string" office:value="Bronzeado verde, Marrom" table:style-name="ce1">
            <text:p>Bronzeado verde, Marrom</text:p>
          </table:table-cell>
          <table:table-cell office:value-type="string" office:value="Laranja" table:style-name="ce1">
            <text:p>Laranja</text:p>
          </table:table-cell>
          <table:table-cell office:value-type="float" office:value="600" table:style-name="ce1">
            <text:p>600</text:p>
          </table:table-cell>
          <table:table-cell office:value-type="string" office:value="Hermafrodita" table:style-name="ce1">
            <text:p>Hermafrodita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Nal Hutta" table:style-name="ce1">
            <text:p>Nal Hutta</text:p>
          </table:table-cell>
          <table:table-cell office:value-type="string" office:value="Hutt" table:style-name="ce1">
            <text:p>Hutt</text:p>
          </table:table-cell>
          <table:table-cell office:value-type="string" office:value="c(&quot;The Phantom Menace&quot;, &quot;Return of the Jedi&quot;, &quot;A New Hope&quot;)" table:style-name="ce1">
            <text:p>c("The Phantom Menace", "Return of the Jedi", "A New Hope")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Wedge Antilles" table:style-name="ce1">
            <text:p>Wedge Antilles</text:p>
          </table:table-cell>
          <table:table-cell office:value-type="float" office:value="170" table:style-name="ce1">
            <text:p>170</text:p>
          </table:table-cell>
          <table:table-cell office:value-type="float" office:value="77" table:style-name="ce1">
            <text:p>77</text:p>
          </table:table-cell>
          <table:table-cell office:value-type="string" office:value="Castanho" table:style-name="ce1">
            <text:p>Castanho</text:p>
          </table:table-cell>
          <table:table-cell office:value-type="string" office:value="Branca clara" table:style-name="ce1">
            <text:p>Branca clara</text:p>
          </table:table-cell>
          <table:table-cell office:value-type="string" office:value="Castanho esverdeado" table:style-name="ce1">
            <text:p>Castanho esverdeado</text:p>
          </table:table-cell>
          <table:table-cell office:value-type="float" office:value="21" table:style-name="ce1">
            <text:p>21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Corellia" table:style-name="ce1">
            <text:p>Corellia</text:p>
          </table:table-cell>
          <table:table-cell office:value-type="string" office:value="Humano" table:style-name="ce1">
            <text:p>Humano</text:p>
          </table:table-cell>
          <table:table-cell office:value-type="string" office:value="c(&quot;The Empire Strikes Back&quot;, &quot;Return of the Jedi&quot;, &quot;A New Hope&quot;)" table:style-name="ce1">
            <text:p>c("The Empire Strikes Back", "Return of the Jedi", "A New Hope")</text:p>
          </table:table-cell>
          <table:table-cell office:value-type="string" office:value="Snowspeeder" table:style-name="ce1">
            <text:p>Snowspeeder</text:p>
          </table:table-cell>
          <table:table-cell office:value-type="string" office:value="X-wing" table:style-name="ce1">
            <text:p>X-wing</text:p>
          </table:table-cell>
        </table:table-row>
        <table:table-row>
          <table:table-cell office:value-type="string" office:value="Jek Tono Porkins" table:style-name="ce1">
            <text:p>Jek Tono Porkins</text:p>
          </table:table-cell>
          <table:table-cell office:value-type="float" office:value="180" table:style-name="ce1">
            <text:p>180</text:p>
          </table:table-cell>
          <table:table-cell office:value-type="float" office:value="110" table:style-name="ce1">
            <text:p>110</text:p>
          </table:table-cell>
          <table:table-cell office:value-type="string" office:value="Castanho" table:style-name="ce1">
            <text:p>Castanho</text:p>
          </table:table-cell>
          <table:table-cell office:value-type="string" office:value="Branca clara" table:style-name="ce1">
            <text:p>Branca clara</text:p>
          </table:table-cell>
          <table:table-cell office:value-type="string" office:value="Azul" table:style-name="ce1">
            <text:p>Azul</text:p>
          </table:table-cell>
          <table:table-cell office:value-type="float" office:value="NA" table:style-name="ce1">
            <text:p>NA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Bestine IV" table:style-name="ce1">
            <text:p>Bestine IV</text:p>
          </table:table-cell>
          <table:table-cell office:value-type="string" office:value="Humano" table:style-name="ce1">
            <text:p>Humano</text:p>
          </table:table-cell>
          <table:table-cell office:value-type="string" office:value="A New Hope" table:style-name="ce1">
            <text:p>A New Hope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X-wing" table:style-name="ce1">
            <text:p>X-wing</text:p>
          </table:table-cell>
        </table:table-row>
        <table:table-row>
          <table:table-cell office:value-type="string" office:value="Yoda" table:style-name="ce1">
            <text:p>Yoda</text:p>
          </table:table-cell>
          <table:table-cell office:value-type="float" office:value="66" table:style-name="ce1">
            <text:p>66</text:p>
          </table:table-cell>
          <table:table-cell office:value-type="float" office:value="17" table:style-name="ce1">
            <text:p>17</text:p>
          </table:table-cell>
          <table:table-cell office:value-type="string" office:value="Branco" table:style-name="ce1">
            <text:p>Branco</text:p>
          </table:table-cell>
          <table:table-cell office:value-type="string" office:value="Verde" table:style-name="ce1">
            <text:p>Verde</text:p>
          </table:table-cell>
          <table:table-cell office:value-type="string" office:value="Castanho" table:style-name="ce1">
            <text:p>Castanho</text:p>
          </table:table-cell>
          <table:table-cell office:value-type="float" office:value="896" table:style-name="ce1">
            <text:p>896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NA" table:style-name="ce1">
            <text:p>NA</text:p>
          </table:table-cell>
          <table:table-cell office:value-type="string" office:value="Espécie do Yoda" table:style-name="ce1">
            <text:p>Espécie do Yoda</text:p>
          </table:table-cell>
          <table:table-cell office:value-type="string" office:value="c(&quot;The Empire Strikes Back&quot;, &quot;Attack of the Clones&quot;, &quot;The Phantom Menace&quot;, &quot;Revenge of the Sith&quot;, &quot;Return of the Jedi&quot;)" table:style-name="ce1">
            <text:p>c("The Empire Strikes Back", "Attack of the Clones", "The Phantom Menace", "Revenge of the Sith", "Return of the Jedi")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Palpatine" table:style-name="ce1">
            <text:p>Palpatine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office:value-type="string" office:value="Cinza" table:style-name="ce1">
            <text:p>Cinza</text:p>
          </table:table-cell>
          <table:table-cell office:value-type="string" office:value="B&quot;ranca p\u00e1lida" table:style-name="ce1">
            <text:p>B"ranca p\u00e1lida</text:p>
          </table:table-cell>
          <table:table-cell office:value-type="string" office:value="Amarelo" table:style-name="ce1">
            <text:p>Amarelo</text:p>
          </table:table-cell>
          <table:table-cell office:value-type="float" office:value="82" table:style-name="ce1">
            <text:p>82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Naboo" table:style-name="ce1">
            <text:p>Naboo</text:p>
          </table:table-cell>
          <table:table-cell office:value-type="string" office:value="Humano" table:style-name="ce1">
            <text:p>Humano</text:p>
          </table:table-cell>
          <table:table-cell office:value-type="string" office:value="c(&quot;The Empire Strikes Back&quot;, &quot;Attack of the Clones&quot;, &quot;The Phantom Menace&quot;, &quot;Revenge of the Sith&quot;, &quot;Return of the Jedi&quot;)" table:style-name="ce1">
            <text:p>c("The Empire Strikes Back", "Attack of the Clones", "The Phantom Menace", "Revenge of the Sith", "Return of the Jedi")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Boba Fett" table:style-name="ce1">
            <text:p>Boba Fett</text:p>
          </table:table-cell>
          <table:table-cell office:value-type="float" office:value="183" table:style-name="ce1">
            <text:p>183</text:p>
          </table:table-cell>
          <table:table-cell office:value-type="float" office:value="78.2" table:style-name="ce1">
            <text:p>78.2</text:p>
          </table:table-cell>
          <table:table-cell office:value-type="string" office:value="Preto" table:style-name="ce1">
            <text:p>Preto</text:p>
          </table:table-cell>
          <table:table-cell office:value-type="string" office:value="Branca clara" table:style-name="ce1">
            <text:p>Branca clara</text:p>
          </table:table-cell>
          <table:table-cell office:value-type="string" office:value="Castanho" table:style-name="ce1">
            <text:p>Castanho</text:p>
          </table:table-cell>
          <table:table-cell office:value-type="float" office:value="31.5" table:style-name="ce1">
            <text:p>31.5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Kamino" table:style-name="ce1">
            <text:p>Kamino</text:p>
          </table:table-cell>
          <table:table-cell office:value-type="string" office:value="Humano" table:style-name="ce1">
            <text:p>Humano</text:p>
          </table:table-cell>
          <table:table-cell office:value-type="string" office:value="c(&quot;The Empire Strikes Back&quot;, &quot;Attack of the Clones&quot;, &quot;Return of the Jedi&quot;)" table:style-name="ce1">
            <text:p>c("The Empire Strikes Back", "Attack of the Clones", "Return of the Jedi")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Slave 1" table:style-name="ce1">
            <text:p>Slave 1</text:p>
          </table:table-cell>
        </table:table-row>
        <table:table-row>
          <table:table-cell office:value-type="string" office:value="IG-88" table:style-name="ce1">
            <text:p>IG-88</text:p>
          </table:table-cell>
          <table:table-cell office:value-type="float" office:value="200" table:style-name="ce1">
            <text:p>200</text:p>
          </table:table-cell>
          <table:table-cell office:value-type="float" office:value="140" table:style-name="ce1">
            <text:p>140</text:p>
          </table:table-cell>
          <table:table-cell office:value-type="string" office:value="Nenhum" table:style-name="ce1">
            <text:p>Nenhum</text:p>
          </table:table-cell>
          <table:table-cell office:value-type="string" office:value="Metal" table:style-name="ce1">
            <text:p>Metal</text:p>
          </table:table-cell>
          <table:table-cell office:value-type="string" office:value="Vermelho" table:style-name="ce1">
            <text:p>Vermelho</text:p>
          </table:table-cell>
          <table:table-cell office:value-type="float" office:value="15" table:style-name="ce1">
            <text:p>15</text:p>
          </table:table-cell>
          <table:table-cell office:value-type="string" office:value="Nenhum" table:style-name="ce1">
            <text:p>Nenhum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NA" table:style-name="ce1">
            <text:p>NA</text:p>
          </table:table-cell>
          <table:table-cell office:value-type="string" office:value="Droide" table:style-name="ce1">
            <text:p>Droide</text:p>
          </table:table-cell>
          <table:table-cell office:value-type="string" office:value="The Empire Strikes Back" table:style-name="ce1">
            <text:p>The Empire Strikes Back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Bossk" table:style-name="ce1">
            <text:p>Bossk</text:p>
          </table:table-cell>
          <table:table-cell office:value-type="float" office:value="190" table:style-name="ce1">
            <text:p>190</text:p>
          </table:table-cell>
          <table:table-cell office:value-type="float" office:value="113" table:style-name="ce1">
            <text:p>113</text:p>
          </table:table-cell>
          <table:table-cell office:value-type="string" office:value="Nenhum" table:style-name="ce1">
            <text:p>Nenhum</text:p>
          </table:table-cell>
          <table:table-cell office:value-type="string" office:value="Verde" table:style-name="ce1">
            <text:p>Verde</text:p>
          </table:table-cell>
          <table:table-cell office:value-type="string" office:value="Vermelho" table:style-name="ce1">
            <text:p>Vermelho</text:p>
          </table:table-cell>
          <table:table-cell office:value-type="float" office:value="53" table:style-name="ce1">
            <text:p>53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Trandosha" table:style-name="ce1">
            <text:p>Trandosha</text:p>
          </table:table-cell>
          <table:table-cell office:value-type="string" office:value="Trandoshano" table:style-name="ce1">
            <text:p>Trandoshano</text:p>
          </table:table-cell>
          <table:table-cell office:value-type="string" office:value="The Empire Strikes Back" table:style-name="ce1">
            <text:p>The Empire Strikes Back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Lando Calrissian" table:style-name="ce1">
            <text:p>Lando Calrissian</text:p>
          </table:table-cell>
          <table:table-cell office:value-type="float" office:value="177" table:style-name="ce1">
            <text:p>177</text:p>
          </table:table-cell>
          <table:table-cell office:value-type="float" office:value="79" table:style-name="ce1">
            <text:p>79</text:p>
          </table:table-cell>
          <table:table-cell office:value-type="string" office:value="Preto" table:style-name="ce1">
            <text:p>Preto</text:p>
          </table:table-cell>
          <table:table-cell office:value-type="string" office:value="Negra" table:style-name="ce1">
            <text:p>Negra</text:p>
          </table:table-cell>
          <table:table-cell office:value-type="string" office:value="Castanho" table:style-name="ce1">
            <text:p>Castanho</text:p>
          </table:table-cell>
          <table:table-cell office:value-type="float" office:value="31" table:style-name="ce1">
            <text:p>31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Socorro" table:style-name="ce1">
            <text:p>Socorro</text:p>
          </table:table-cell>
          <table:table-cell office:value-type="string" office:value="Humano" table:style-name="ce1">
            <text:p>Humano</text:p>
          </table:table-cell>
          <table:table-cell office:value-type="string" office:value="c(&quot;The Empire Strikes Back&quot;, &quot;Return of the Jedi&quot;)" table:style-name="ce1">
            <text:p>c("The Empire Strikes Back", "Return of the Jedi")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Millennium Falcon" table:style-name="ce1">
            <text:p>Millennium Falcon</text:p>
          </table:table-cell>
        </table:table-row>
        <table:table-row>
          <table:table-cell office:value-type="string" office:value="Lobot" table:style-name="ce1">
            <text:p>Lobot</text:p>
          </table:table-cell>
          <table:table-cell office:value-type="float" office:value="175" table:style-name="ce1">
            <text:p>175</text:p>
          </table:table-cell>
          <table:table-cell office:value-type="float" office:value="79" table:style-name="ce1">
            <text:p>79</text:p>
          </table:table-cell>
          <table:table-cell office:value-type="string" office:value="Nenhum" table:style-name="ce1">
            <text:p>Nenhum</text:p>
          </table:table-cell>
          <table:table-cell office:value-type="string" office:value="Clara" table:style-name="ce1">
            <text:p>Clara</text:p>
          </table:table-cell>
          <table:table-cell office:value-type="string" office:value="Azul" table:style-name="ce1">
            <text:p>Azul</text:p>
          </table:table-cell>
          <table:table-cell office:value-type="float" office:value="37" table:style-name="ce1">
            <text:p>37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Bespin" table:style-name="ce1">
            <text:p>Bespin</text:p>
          </table:table-cell>
          <table:table-cell office:value-type="string" office:value="Humano" table:style-name="ce1">
            <text:p>Humano</text:p>
          </table:table-cell>
          <table:table-cell office:value-type="string" office:value="The Empire Strikes Back" table:style-name="ce1">
            <text:p>The Empire Strikes Back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Ackbar" table:style-name="ce1">
            <text:p>Ackbar</text:p>
          </table:table-cell>
          <table:table-cell office:value-type="float" office:value="180" table:style-name="ce1">
            <text:p>180</text:p>
          </table:table-cell>
          <table:table-cell office:value-type="float" office:value="83" table:style-name="ce1">
            <text:p>83</text:p>
          </table:table-cell>
          <table:table-cell office:value-type="string" office:value="Nenhum" table:style-name="ce1">
            <text:p>Nenhum</text:p>
          </table:table-cell>
          <table:table-cell office:value-type="string" office:value="Marrom com manchas" table:style-name="ce1">
            <text:p>Marrom com manchas</text:p>
          </table:table-cell>
          <table:table-cell office:value-type="string" office:value="Laranja" table:style-name="ce1">
            <text:p>Laranja</text:p>
          </table:table-cell>
          <table:table-cell office:value-type="float" office:value="41" table:style-name="ce1">
            <text:p>41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Mon Cala" table:style-name="ce1">
            <text:p>Mon Cala</text:p>
          </table:table-cell>
          <table:table-cell office:value-type="string" office:value="Mon Calamari" table:style-name="ce1">
            <text:p>Mon Calamari</text:p>
          </table:table-cell>
          <table:table-cell office:value-type="string" office:value="c(&quot;Return of the Jedi&quot;, &quot;The Force Awakens&quot;)" table:style-name="ce1">
            <text:p>c("Return of the Jedi", "The Force Awakens")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Mon Mothma" table:style-name="ce1">
            <text:p>Mon Mothma</text:p>
          </table:table-cell>
          <table:table-cell office:value-type="float" office:value="150" table:style-name="ce1">
            <text:p>150</text:p>
          </table:table-cell>
          <table:table-cell office:value-type="float" office:value="NA" table:style-name="ce1">
            <text:p>NA</text:p>
          </table:table-cell>
          <table:table-cell office:value-type="string" office:value="Castanho avermelhado" table:style-name="ce1">
            <text:p>Castanho avermelhado</text:p>
          </table:table-cell>
          <table:table-cell office:value-type="string" office:value="Branca clara" table:style-name="ce1">
            <text:p>Branca clara</text:p>
          </table:table-cell>
          <table:table-cell office:value-type="string" office:value="Azul" table:style-name="ce1">
            <text:p>Azul</text:p>
          </table:table-cell>
          <table:table-cell office:value-type="float" office:value="48" table:style-name="ce1">
            <text:p>48</text:p>
          </table:table-cell>
          <table:table-cell office:value-type="string" office:value="Fêmea" table:style-name="ce1">
            <text:p>Fêmea</text:p>
          </table:table-cell>
          <table:table-cell office:value-type="string" office:value="Feminino" table:style-name="ce1">
            <text:p>Feminino</text:p>
          </table:table-cell>
          <table:table-cell office:value-type="string" office:value="Chandrila" table:style-name="ce1">
            <text:p>Chandrila</text:p>
          </table:table-cell>
          <table:table-cell office:value-type="string" office:value="Humano" table:style-name="ce1">
            <text:p>Humano</text:p>
          </table:table-cell>
          <table:table-cell office:value-type="string" office:value="Return of the Jedi" table:style-name="ce1">
            <text:p>Return of the Jedi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Arvel Crynyd" table:style-name="ce1">
            <text:p>Arvel Crynyd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Castanho" table:style-name="ce1">
            <text:p>Castanho</text:p>
          </table:table-cell>
          <table:table-cell office:value-type="string" office:value="Branca clara" table:style-name="ce1">
            <text:p>Branca clara</text:p>
          </table:table-cell>
          <table:table-cell office:value-type="string" office:value="Castanho" table:style-name="ce1">
            <text:p>Castanho</text:p>
          </table:table-cell>
          <table:table-cell office:value-type="float" office:value="NA" table:style-name="ce1">
            <text:p>NA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NA" table:style-name="ce1">
            <text:p>NA</text:p>
          </table:table-cell>
          <table:table-cell office:value-type="string" office:value="Humano" table:style-name="ce1">
            <text:p>Humano</text:p>
          </table:table-cell>
          <table:table-cell office:value-type="string" office:value="Return of the Jedi" table:style-name="ce1">
            <text:p>Return of the Jedi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A-wing" table:style-name="ce1">
            <text:p>A-wing</text:p>
          </table:table-cell>
        </table:table-row>
        <table:table-row>
          <table:table-cell office:value-type="string" office:value="Wicket Systri Warrick" table:style-name="ce1">
            <text:p>Wicket Systri Warrick</text:p>
          </table:table-cell>
          <table:table-cell office:value-type="float" office:value="88" table:style-name="ce1">
            <text:p>88</text:p>
          </table:table-cell>
          <table:table-cell office:value-type="float" office:value="20" table:style-name="ce1">
            <text:p>20</text:p>
          </table:table-cell>
          <table:table-cell office:value-type="string" office:value="Castanho" table:style-name="ce1">
            <text:p>Castanho</text:p>
          </table:table-cell>
          <table:table-cell office:value-type="string" office:value="Marrom" table:style-name="ce1">
            <text:p>Marrom</text:p>
          </table:table-cell>
          <table:table-cell office:value-type="string" office:value="Castanho" table:style-name="ce1">
            <text:p>Castanho</text:p>
          </table:table-cell>
          <table:table-cell office:value-type="float" office:value="8" table:style-name="ce1">
            <text:p>8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Endor" table:style-name="ce1">
            <text:p>Endor</text:p>
          </table:table-cell>
          <table:table-cell office:value-type="string" office:value="Ewok" table:style-name="ce1">
            <text:p>Ewok</text:p>
          </table:table-cell>
          <table:table-cell office:value-type="string" office:value="Return of the Jedi" table:style-name="ce1">
            <text:p>Return of the Jedi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Nien Nunb" table:style-name="ce1">
            <text:p>Nien Nunb</text:p>
          </table:table-cell>
          <table:table-cell office:value-type="float" office:value="160" table:style-name="ce1">
            <text:p>160</text:p>
          </table:table-cell>
          <table:table-cell office:value-type="float" office:value="68" table:style-name="ce1">
            <text:p>68</text:p>
          </table:table-cell>
          <table:table-cell office:value-type="string" office:value="Nenhum" table:style-name="ce1">
            <text:p>Nenhum</text:p>
          </table:table-cell>
          <table:table-cell office:value-type="string" office:value="Cinza" table:style-name="ce1">
            <text:p>Cinza</text:p>
          </table:table-cell>
          <table:table-cell office:value-type="string" office:value="Preto" table:style-name="ce1">
            <text:p>Preto</text:p>
          </table:table-cell>
          <table:table-cell office:value-type="float" office:value="NA" table:style-name="ce1">
            <text:p>NA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Sullust" table:style-name="ce1">
            <text:p>Sullust</text:p>
          </table:table-cell>
          <table:table-cell office:value-type="string" office:value="Sullustano" table:style-name="ce1">
            <text:p>Sullustano</text:p>
          </table:table-cell>
          <table:table-cell office:value-type="string" office:value="Return of the Jedi" table:style-name="ce1">
            <text:p>Return of the Jedi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Millennium Falcon" table:style-name="ce1">
            <text:p>Millennium Falcon</text:p>
          </table:table-cell>
        </table:table-row>
        <table:table-row>
          <table:table-cell office:value-type="string" office:value="Qui-Gon Jinn" table:style-name="ce1">
            <text:p>Qui-Gon Jinn</text:p>
          </table:table-cell>
          <table:table-cell office:value-type="float" office:value="193" table:style-name="ce1">
            <text:p>193</text:p>
          </table:table-cell>
          <table:table-cell office:value-type="float" office:value="89" table:style-name="ce1">
            <text:p>89</text:p>
          </table:table-cell>
          <table:table-cell office:value-type="string" office:value="Castanho" table:style-name="ce1">
            <text:p>Castanho</text:p>
          </table:table-cell>
          <table:table-cell office:value-type="string" office:value="Branca clara" table:style-name="ce1">
            <text:p>Branca clara</text:p>
          </table:table-cell>
          <table:table-cell office:value-type="string" office:value="Azul" table:style-name="ce1">
            <text:p>Azul</text:p>
          </table:table-cell>
          <table:table-cell office:value-type="float" office:value="92" table:style-name="ce1">
            <text:p>92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NA" table:style-name="ce1">
            <text:p>NA</text:p>
          </table:table-cell>
          <table:table-cell office:value-type="string" office:value="Humano" table:style-name="ce1">
            <text:p>Humano</text:p>
          </table:table-cell>
          <table:table-cell office:value-type="string" office:value="The Phantom Menace" table:style-name="ce1">
            <text:p>The Phantom Menace</text:p>
          </table:table-cell>
          <table:table-cell office:value-type="string" office:value="Tribubble bongo" table:style-name="ce1">
            <text:p>Tribubble bongo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Nute Gunray" table:style-name="ce1">
            <text:p>Nute Gunray</text:p>
          </table:table-cell>
          <table:table-cell office:value-type="float" office:value="191" table:style-name="ce1">
            <text:p>191</text:p>
          </table:table-cell>
          <table:table-cell office:value-type="float" office:value="90" table:style-name="ce1">
            <text:p>90</text:p>
          </table:table-cell>
          <table:table-cell office:value-type="string" office:value="Nenhum" table:style-name="ce1">
            <text:p>Nenhum</text:p>
          </table:table-cell>
          <table:table-cell office:value-type="string" office:value="Verde com manchas" table:style-name="ce1">
            <text:p>Verde com manchas</text:p>
          </table:table-cell>
          <table:table-cell office:value-type="string" office:value="Vermelho" table:style-name="ce1">
            <text:p>Vermelho</text:p>
          </table:table-cell>
          <table:table-cell office:value-type="float" office:value="NA" table:style-name="ce1">
            <text:p>NA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Cato Neimoidia" table:style-name="ce1">
            <text:p>Cato Neimoidia</text:p>
          </table:table-cell>
          <table:table-cell office:value-type="string" office:value="Neimoidiano" table:style-name="ce1">
            <text:p>Neimoidiano</text:p>
          </table:table-cell>
          <table:table-cell office:value-type="string" office:value="c(&quot;Attack of the Clones&quot;, &quot;The Phantom Menace&quot;, &quot;Revenge of the Sith&quot;)" table:style-name="ce1">
            <text:p>c("Attack of the Clones", "The Phantom Menace", "Revenge of the Sith")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Finis Valorum" table:style-name="ce1">
            <text:p>Finis Valorum</text:p>
          </table:table-cell>
          <table:table-cell office:value-type="float" office:value="170" table:style-name="ce1">
            <text:p>170</text:p>
          </table:table-cell>
          <table:table-cell office:value-type="float" office:value="NA" table:style-name="ce1">
            <text:p>NA</text:p>
          </table:table-cell>
          <table:table-cell office:value-type="string" office:value="Loiro" table:style-name="ce1">
            <text:p>Loiro</text:p>
          </table:table-cell>
          <table:table-cell office:value-type="string" office:value="Branca clara" table:style-name="ce1">
            <text:p>Branca clara</text:p>
          </table:table-cell>
          <table:table-cell office:value-type="string" office:value="Azul" table:style-name="ce1">
            <text:p>Azul</text:p>
          </table:table-cell>
          <table:table-cell office:value-type="float" office:value="91" table:style-name="ce1">
            <text:p>91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Coruscant" table:style-name="ce1">
            <text:p>Coruscant</text:p>
          </table:table-cell>
          <table:table-cell office:value-type="string" office:value="Humano" table:style-name="ce1">
            <text:p>Humano</text:p>
          </table:table-cell>
          <table:table-cell office:value-type="string" office:value="The Phantom Menace" table:style-name="ce1">
            <text:p>The Phantom Menace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Jar Jar Binks" table:style-name="ce1">
            <text:p>Jar Jar Binks</text:p>
          </table:table-cell>
          <table:table-cell office:value-type="float" office:value="196" table:style-name="ce1">
            <text:p>196</text:p>
          </table:table-cell>
          <table:table-cell office:value-type="float" office:value="66" table:style-name="ce1">
            <text:p>66</text:p>
          </table:table-cell>
          <table:table-cell office:value-type="string" office:value="Nenhum" table:style-name="ce1">
            <text:p>Nenhum</text:p>
          </table:table-cell>
          <table:table-cell office:value-type="string" office:value="Larajna" table:style-name="ce1">
            <text:p>Larajna</text:p>
          </table:table-cell>
          <table:table-cell office:value-type="string" office:value="Laranja" table:style-name="ce1">
            <text:p>Laranja</text:p>
          </table:table-cell>
          <table:table-cell office:value-type="float" office:value="52" table:style-name="ce1">
            <text:p>52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Naboo" table:style-name="ce1">
            <text:p>Naboo</text:p>
          </table:table-cell>
          <table:table-cell office:value-type="string" office:value="Gungan" table:style-name="ce1">
            <text:p>Gungan</text:p>
          </table:table-cell>
          <table:table-cell office:value-type="string" office:value="c(&quot;Attack of the Clones&quot;, &quot;The Phantom Menace&quot;)" table:style-name="ce1">
            <text:p>c("Attack of the Clones", "The Phantom Menace")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Roos Tarpals" table:style-name="ce1">
            <text:p>Roos Tarpals</text:p>
          </table:table-cell>
          <table:table-cell office:value-type="float" office:value="224" table:style-name="ce1">
            <text:p>224</text:p>
          </table:table-cell>
          <table:table-cell office:value-type="float" office:value="82" table:style-name="ce1">
            <text:p>82</text:p>
          </table:table-cell>
          <table:table-cell office:value-type="string" office:value="Nenhum" table:style-name="ce1">
            <text:p>Nenhum</text:p>
          </table:table-cell>
          <table:table-cell office:value-type="string" office:value="Cinza" table:style-name="ce1">
            <text:p>Cinza</text:p>
          </table:table-cell>
          <table:table-cell office:value-type="string" office:value="Laranja" table:style-name="ce1">
            <text:p>Laranja</text:p>
          </table:table-cell>
          <table:table-cell office:value-type="float" office:value="NA" table:style-name="ce1">
            <text:p>NA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Naboo" table:style-name="ce1">
            <text:p>Naboo</text:p>
          </table:table-cell>
          <table:table-cell office:value-type="string" office:value="Gungan" table:style-name="ce1">
            <text:p>Gungan</text:p>
          </table:table-cell>
          <table:table-cell office:value-type="string" office:value="The Phantom Menace" table:style-name="ce1">
            <text:p>The Phantom Menace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Rugor Nass" table:style-name="ce1">
            <text:p>Rugor Nass</text:p>
          </table:table-cell>
          <table:table-cell office:value-type="float" office:value="206" table:style-name="ce1">
            <text:p>206</text:p>
          </table:table-cell>
          <table:table-cell office:value-type="float" office:value="NA" table:style-name="ce1">
            <text:p>NA</text:p>
          </table:table-cell>
          <table:table-cell office:value-type="string" office:value="Nenhum" table:style-name="ce1">
            <text:p>Nenhum</text:p>
          </table:table-cell>
          <table:table-cell office:value-type="string" office:value="Verde" table:style-name="ce1">
            <text:p>Verde</text:p>
          </table:table-cell>
          <table:table-cell office:value-type="string" office:value="Laranja" table:style-name="ce1">
            <text:p>Laranja</text:p>
          </table:table-cell>
          <table:table-cell office:value-type="float" office:value="NA" table:style-name="ce1">
            <text:p>NA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Naboo" table:style-name="ce1">
            <text:p>Naboo</text:p>
          </table:table-cell>
          <table:table-cell office:value-type="string" office:value="Gungan" table:style-name="ce1">
            <text:p>Gungan</text:p>
          </table:table-cell>
          <table:table-cell office:value-type="string" office:value="The Phantom Menace" table:style-name="ce1">
            <text:p>The Phantom Menace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Ric Olié" table:style-name="ce1">
            <text:p>Ric Olié</text:p>
          </table:table-cell>
          <table:table-cell office:value-type="float" office:value="183" table:style-name="ce1">
            <text:p>183</text:p>
          </table:table-cell>
          <table:table-cell office:value-type="float" office:value="NA" table:style-name="ce1">
            <text:p>NA</text:p>
          </table:table-cell>
          <table:table-cell office:value-type="string" office:value="Castanho" table:style-name="ce1">
            <text:p>Castanho</text:p>
          </table:table-cell>
          <table:table-cell office:value-type="string" office:value="Branca clara" table:style-name="ce1">
            <text:p>Branca clara</text:p>
          </table:table-cell>
          <table:table-cell office:value-type="string" office:value="Azul" table:style-name="ce1">
            <text:p>Azul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Naboo" table:style-name="ce1">
            <text:p>Naboo</text:p>
          </table:table-cell>
          <table:table-cell office:value-type="string" office:value="NA" table:style-name="ce1">
            <text:p>NA</text:p>
          </table:table-cell>
          <table:table-cell office:value-type="string" office:value="The Phantom Menace" table:style-name="ce1">
            <text:p>The Phantom Menace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Naboo Royal Starship" table:style-name="ce1">
            <text:p>Naboo Royal Starship</text:p>
          </table:table-cell>
        </table:table-row>
        <table:table-row>
          <table:table-cell office:value-type="string" office:value="Watto" table:style-name="ce1">
            <text:p>Watto</text:p>
          </table:table-cell>
          <table:table-cell office:value-type="float" office:value="137" table:style-name="ce1">
            <text:p>137</text:p>
          </table:table-cell>
          <table:table-cell office:value-type="float" office:value="NA" table:style-name="ce1">
            <text:p>NA</text:p>
          </table:table-cell>
          <table:table-cell office:value-type="string" office:value="Preto" table:style-name="ce1">
            <text:p>Preto</text:p>
          </table:table-cell>
          <table:table-cell office:value-type="string" office:value="Azul, Cinza" table:style-name="ce1">
            <text:p>Azul, Cinza</text:p>
          </table:table-cell>
          <table:table-cell office:value-type="string" office:value="Amarelo" table:style-name="ce1">
            <text:p>Amarelo</text:p>
          </table:table-cell>
          <table:table-cell office:value-type="float" office:value="NA" table:style-name="ce1">
            <text:p>NA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Toydaria" table:style-name="ce1">
            <text:p>Toydaria</text:p>
          </table:table-cell>
          <table:table-cell office:value-type="string" office:value="Toydarian" table:style-name="ce1">
            <text:p>Toydarian</text:p>
          </table:table-cell>
          <table:table-cell office:value-type="string" office:value="c(&quot;Attack of the Clones&quot;, &quot;The Phantom Menace&quot;)" table:style-name="ce1">
            <text:p>c("Attack of the Clones", "The Phantom Menace")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Sebulba" table:style-name="ce1">
            <text:p>Sebulba</text:p>
          </table:table-cell>
          <table:table-cell office:value-type="float" office:value="112" table:style-name="ce1">
            <text:p>112</text:p>
          </table:table-cell>
          <table:table-cell office:value-type="float" office:value="40" table:style-name="ce1">
            <text:p>40</text:p>
          </table:table-cell>
          <table:table-cell office:value-type="string" office:value="Nenhum" table:style-name="ce1">
            <text:p>Nenhum</text:p>
          </table:table-cell>
          <table:table-cell office:value-type="string" office:value="Cinza, Vermelha" table:style-name="ce1">
            <text:p>Cinza, Vermelha</text:p>
          </table:table-cell>
          <table:table-cell office:value-type="string" office:value="Laranja" table:style-name="ce1">
            <text:p>Laranja</text:p>
          </table:table-cell>
          <table:table-cell office:value-type="float" office:value="NA" table:style-name="ce1">
            <text:p>NA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Malastare" table:style-name="ce1">
            <text:p>Malastare</text:p>
          </table:table-cell>
          <table:table-cell office:value-type="string" office:value="Dug" table:style-name="ce1">
            <text:p>Dug</text:p>
          </table:table-cell>
          <table:table-cell office:value-type="string" office:value="The Phantom Menace" table:style-name="ce1">
            <text:p>The Phantom Menace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Quarsh Panaka" table:style-name="ce1">
            <text:p>Quarsh Panaka</text:p>
          </table:table-cell>
          <table:table-cell office:value-type="float" office:value="183" table:style-name="ce1">
            <text:p>183</text:p>
          </table:table-cell>
          <table:table-cell office:value-type="float" office:value="NA" table:style-name="ce1">
            <text:p>NA</text:p>
          </table:table-cell>
          <table:table-cell office:value-type="string" office:value="Preto" table:style-name="ce1">
            <text:p>Preto</text:p>
          </table:table-cell>
          <table:table-cell office:value-type="string" office:value="Negra" table:style-name="ce1">
            <text:p>Negra</text:p>
          </table:table-cell>
          <table:table-cell office:value-type="string" office:value="Castanho" table:style-name="ce1">
            <text:p>Castanho</text:p>
          </table:table-cell>
          <table:table-cell office:value-type="float" office:value="62" table:style-name="ce1">
            <text:p>62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Naboo" table:style-name="ce1">
            <text:p>Naboo</text:p>
          </table:table-cell>
          <table:table-cell office:value-type="string" office:value="NA" table:style-name="ce1">
            <text:p>NA</text:p>
          </table:table-cell>
          <table:table-cell office:value-type="string" office:value="The Phantom Menace" table:style-name="ce1">
            <text:p>The Phantom Menace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Shmi Skywalker" table:style-name="ce1">
            <text:p>Shmi Skywalker</text:p>
          </table:table-cell>
          <table:table-cell office:value-type="float" office:value="163" table:style-name="ce1">
            <text:p>163</text:p>
          </table:table-cell>
          <table:table-cell office:value-type="float" office:value="NA" table:style-name="ce1">
            <text:p>NA</text:p>
          </table:table-cell>
          <table:table-cell office:value-type="string" office:value="Preto" table:style-name="ce1">
            <text:p>Preto</text:p>
          </table:table-cell>
          <table:table-cell office:value-type="string" office:value="Branca clara" table:style-name="ce1">
            <text:p>Branca clara</text:p>
          </table:table-cell>
          <table:table-cell office:value-type="string" office:value="Castanho" table:style-name="ce1">
            <text:p>Castanho</text:p>
          </table:table-cell>
          <table:table-cell office:value-type="float" office:value="72" table:style-name="ce1">
            <text:p>72</text:p>
          </table:table-cell>
          <table:table-cell office:value-type="string" office:value="Fêmea" table:style-name="ce1">
            <text:p>Fêmea</text:p>
          </table:table-cell>
          <table:table-cell office:value-type="string" office:value="Feminino" table:style-name="ce1">
            <text:p>Feminino</text:p>
          </table:table-cell>
          <table:table-cell office:value-type="string" office:value="Tatooine" table:style-name="ce1">
            <text:p>Tatooine</text:p>
          </table:table-cell>
          <table:table-cell office:value-type="string" office:value="Humano" table:style-name="ce1">
            <text:p>Humano</text:p>
          </table:table-cell>
          <table:table-cell office:value-type="string" office:value="c(&quot;Attack of the Clones&quot;, &quot;The Phantom Menace&quot;)" table:style-name="ce1">
            <text:p>c("Attack of the Clones", "The Phantom Menace")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Darth Maul" table:style-name="ce1">
            <text:p>Darth Maul</text:p>
          </table:table-cell>
          <table:table-cell office:value-type="float" office:value="175" table:style-name="ce1">
            <text:p>175</text:p>
          </table:table-cell>
          <table:table-cell office:value-type="float" office:value="80" table:style-name="ce1">
            <text:p>80</text:p>
          </table:table-cell>
          <table:table-cell office:value-type="string" office:value="Nenhum" table:style-name="ce1">
            <text:p>Nenhum</text:p>
          </table:table-cell>
          <table:table-cell office:value-type="string" office:value="Vermelha" table:style-name="ce1">
            <text:p>Vermelha</text:p>
          </table:table-cell>
          <table:table-cell office:value-type="string" office:value="Amarelo" table:style-name="ce1">
            <text:p>Amarelo</text:p>
          </table:table-cell>
          <table:table-cell office:value-type="float" office:value="54" table:style-name="ce1">
            <text:p>54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Dathomir" table:style-name="ce1">
            <text:p>Dathomir</text:p>
          </table:table-cell>
          <table:table-cell office:value-type="string" office:value="Zabrak" table:style-name="ce1">
            <text:p>Zabrak</text:p>
          </table:table-cell>
          <table:table-cell office:value-type="string" office:value="The Phantom Menace" table:style-name="ce1">
            <text:p>The Phantom Menace</text:p>
          </table:table-cell>
          <table:table-cell office:value-type="string" office:value="Sith speeder" table:style-name="ce1">
            <text:p>Sith speeder</text:p>
          </table:table-cell>
          <table:table-cell office:value-type="string" office:value="Scimitar" table:style-name="ce1">
            <text:p>Scimitar</text:p>
          </table:table-cell>
        </table:table-row>
        <table:table-row>
          <table:table-cell office:value-type="string" office:value="Bib Fortuna" table:style-name="ce1">
            <text:p>Bib Fortuna</text:p>
          </table:table-cell>
          <table:table-cell office:value-type="float" office:value="180" table:style-name="ce1">
            <text:p>180</text:p>
          </table:table-cell>
          <table:table-cell office:value-type="float" office:value="NA" table:style-name="ce1">
            <text:p>NA</text:p>
          </table:table-cell>
          <table:table-cell office:value-type="string" office:value="Nenhum" table:style-name="ce1">
            <text:p>Nenhum</text:p>
          </table:table-cell>
          <table:table-cell office:value-type="string" office:value="B&quot;ranca p\u00e1lida" table:style-name="ce1">
            <text:p>B"ranca p\u00e1lida</text:p>
          </table:table-cell>
          <table:table-cell office:value-type="string" office:value="Rosa" table:style-name="ce1">
            <text:p>Rosa</text:p>
          </table:table-cell>
          <table:table-cell office:value-type="float" office:value="NA" table:style-name="ce1">
            <text:p>NA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Ryloth" table:style-name="ce1">
            <text:p>Ryloth</text:p>
          </table:table-cell>
          <table:table-cell office:value-type="string" office:value="Twi'lek" table:style-name="ce1">
            <text:p>Twi'lek</text:p>
          </table:table-cell>
          <table:table-cell office:value-type="string" office:value="Return of the Jedi" table:style-name="ce1">
            <text:p>Return of the Jedi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Ayla Secura" table:style-name="ce1">
            <text:p>Ayla Secura</text:p>
          </table:table-cell>
          <table:table-cell office:value-type="float" office:value="178" table:style-name="ce1">
            <text:p>178</text:p>
          </table:table-cell>
          <table:table-cell office:value-type="float" office:value="55" table:style-name="ce1">
            <text:p>55</text:p>
          </table:table-cell>
          <table:table-cell office:value-type="string" office:value="Nenhum" table:style-name="ce1">
            <text:p>Nenhum</text:p>
          </table:table-cell>
          <table:table-cell office:value-type="string" office:value="Azul" table:style-name="ce1">
            <text:p>Azul</text:p>
          </table:table-cell>
          <table:table-cell office:value-type="string" office:value="Castanho esverdeado" table:style-name="ce1">
            <text:p>Castanho esverdeado</text:p>
          </table:table-cell>
          <table:table-cell office:value-type="float" office:value="48" table:style-name="ce1">
            <text:p>48</text:p>
          </table:table-cell>
          <table:table-cell office:value-type="string" office:value="Fêmea" table:style-name="ce1">
            <text:p>Fêmea</text:p>
          </table:table-cell>
          <table:table-cell office:value-type="string" office:value="Feminino" table:style-name="ce1">
            <text:p>Feminino</text:p>
          </table:table-cell>
          <table:table-cell office:value-type="string" office:value="Ryloth" table:style-name="ce1">
            <text:p>Ryloth</text:p>
          </table:table-cell>
          <table:table-cell office:value-type="string" office:value="Twi'lek" table:style-name="ce1">
            <text:p>Twi'lek</text:p>
          </table:table-cell>
          <table:table-cell office:value-type="string" office:value="c(&quot;Attack of the Clones&quot;, &quot;The Phantom Menace&quot;, &quot;Revenge of the Sith&quot;)" table:style-name="ce1">
            <text:p>c("Attack of the Clones", "The Phantom Menace", "Revenge of the Sith")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Dud Bolt" table:style-name="ce1">
            <text:p>Dud Bolt</text:p>
          </table:table-cell>
          <table:table-cell office:value-type="float" office:value="94" table:style-name="ce1">
            <text:p>94</text:p>
          </table:table-cell>
          <table:table-cell office:value-type="float" office:value="45" table:style-name="ce1">
            <text:p>45</text:p>
          </table:table-cell>
          <table:table-cell office:value-type="string" office:value="Nenhum" table:style-name="ce1">
            <text:p>Nenhum</text:p>
          </table:table-cell>
          <table:table-cell office:value-type="string" office:value="Azul, Cinza" table:style-name="ce1">
            <text:p>Azul, Cinza</text:p>
          </table:table-cell>
          <table:table-cell office:value-type="string" office:value="Amarelo" table:style-name="ce1">
            <text:p>Amarelo</text:p>
          </table:table-cell>
          <table:table-cell office:value-type="float" office:value="NA" table:style-name="ce1">
            <text:p>NA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Vulpter" table:style-name="ce1">
            <text:p>Vulpter</text:p>
          </table:table-cell>
          <table:table-cell office:value-type="string" office:value="Vulptereen" table:style-name="ce1">
            <text:p>Vulptereen</text:p>
          </table:table-cell>
          <table:table-cell office:value-type="string" office:value="The Phantom Menace" table:style-name="ce1">
            <text:p>The Phantom Menace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Gasgano" table:style-name="ce1">
            <text:p>Gasgano</text:p>
          </table:table-cell>
          <table:table-cell office:value-type="float" office:value="122" table:style-name="ce1">
            <text:p>122</text:p>
          </table:table-cell>
          <table:table-cell office:value-type="float" office:value="NA" table:style-name="ce1">
            <text:p>NA</text:p>
          </table:table-cell>
          <table:table-cell office:value-type="string" office:value="Nenhum" table:style-name="ce1">
            <text:p>Nenhum</text:p>
          </table:table-cell>
          <table:table-cell office:value-type="string" office:value="Branca, Azul" table:style-name="ce1">
            <text:p>Branca, Azul</text:p>
          </table:table-cell>
          <table:table-cell office:value-type="string" office:value="Preto" table:style-name="ce1">
            <text:p>Preto</text:p>
          </table:table-cell>
          <table:table-cell office:value-type="float" office:value="NA" table:style-name="ce1">
            <text:p>NA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Troiken" table:style-name="ce1">
            <text:p>Troiken</text:p>
          </table:table-cell>
          <table:table-cell office:value-type="string" office:value="Xexto" table:style-name="ce1">
            <text:p>Xexto</text:p>
          </table:table-cell>
          <table:table-cell office:value-type="string" office:value="The Phantom Menace" table:style-name="ce1">
            <text:p>The Phantom Menace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Ben Quadinaros" table:style-name="ce1">
            <text:p>Ben Quadinaros</text:p>
          </table:table-cell>
          <table:table-cell office:value-type="float" office:value="163" table:style-name="ce1">
            <text:p>163</text:p>
          </table:table-cell>
          <table:table-cell office:value-type="float" office:value="65" table:style-name="ce1">
            <text:p>65</text:p>
          </table:table-cell>
          <table:table-cell office:value-type="string" office:value="Nenhum" table:style-name="ce1">
            <text:p>Nenhum</text:p>
          </table:table-cell>
          <table:table-cell office:value-type="string" office:value="Cinza, Verde, Amarela" table:style-name="ce1">
            <text:p>Cinza, Verde, Amarela</text:p>
          </table:table-cell>
          <table:table-cell office:value-type="string" office:value="Laranja" table:style-name="ce1">
            <text:p>Laranja</text:p>
          </table:table-cell>
          <table:table-cell office:value-type="float" office:value="NA" table:style-name="ce1">
            <text:p>NA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Tund" table:style-name="ce1">
            <text:p>Tund</text:p>
          </table:table-cell>
          <table:table-cell office:value-type="string" office:value="Toong" table:style-name="ce1">
            <text:p>Toong</text:p>
          </table:table-cell>
          <table:table-cell office:value-type="string" office:value="The Phantom Menace" table:style-name="ce1">
            <text:p>The Phantom Menace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Mace Windu" table:style-name="ce1">
            <text:p>Mace Windu</text:p>
          </table:table-cell>
          <table:table-cell office:value-type="float" office:value="188" table:style-name="ce1">
            <text:p>188</text:p>
          </table:table-cell>
          <table:table-cell office:value-type="float" office:value="84" table:style-name="ce1">
            <text:p>84</text:p>
          </table:table-cell>
          <table:table-cell office:value-type="string" office:value="Nenhum" table:style-name="ce1">
            <text:p>Nenhum</text:p>
          </table:table-cell>
          <table:table-cell office:value-type="string" office:value="Negra" table:style-name="ce1">
            <text:p>Negra</text:p>
          </table:table-cell>
          <table:table-cell office:value-type="string" office:value="Castanho" table:style-name="ce1">
            <text:p>Castanho</text:p>
          </table:table-cell>
          <table:table-cell office:value-type="float" office:value="72" table:style-name="ce1">
            <text:p>72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Haruun Kal" table:style-name="ce1">
            <text:p>Haruun Kal</text:p>
          </table:table-cell>
          <table:table-cell office:value-type="string" office:value="Humano" table:style-name="ce1">
            <text:p>Humano</text:p>
          </table:table-cell>
          <table:table-cell office:value-type="string" office:value="c(&quot;Attack of the Clones&quot;, &quot;The Phantom Menace&quot;, &quot;Revenge of the Sith&quot;)" table:style-name="ce1">
            <text:p>c("Attack of the Clones", "The Phantom Menace", "Revenge of the Sith")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Ki-Adi-Mundi" table:style-name="ce1">
            <text:p>Ki-Adi-Mundi</text:p>
          </table:table-cell>
          <table:table-cell office:value-type="float" office:value="198" table:style-name="ce1">
            <text:p>198</text:p>
          </table:table-cell>
          <table:table-cell office:value-type="float" office:value="82" table:style-name="ce1">
            <text:p>82</text:p>
          </table:table-cell>
          <table:table-cell office:value-type="string" office:value="Branco" table:style-name="ce1">
            <text:p>Branco</text:p>
          </table:table-cell>
          <table:table-cell office:value-type="string" office:value="B&quot;ranca p\u00e1lida" table:style-name="ce1">
            <text:p>B"ranca p\u00e1lida</text:p>
          </table:table-cell>
          <table:table-cell office:value-type="string" office:value="Amarelo" table:style-name="ce1">
            <text:p>Amarelo</text:p>
          </table:table-cell>
          <table:table-cell office:value-type="float" office:value="92" table:style-name="ce1">
            <text:p>92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Cerea" table:style-name="ce1">
            <text:p>Cerea</text:p>
          </table:table-cell>
          <table:table-cell office:value-type="string" office:value="Cerean" table:style-name="ce1">
            <text:p>Cerean</text:p>
          </table:table-cell>
          <table:table-cell office:value-type="string" office:value="c(&quot;Attack of the Clones&quot;, &quot;The Phantom Menace&quot;, &quot;Revenge of the Sith&quot;)" table:style-name="ce1">
            <text:p>c("Attack of the Clones", "The Phantom Menace", "Revenge of the Sith")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Kit Fisto" table:style-name="ce1">
            <text:p>Kit Fisto</text:p>
          </table:table-cell>
          <table:table-cell office:value-type="float" office:value="196" table:style-name="ce1">
            <text:p>196</text:p>
          </table:table-cell>
          <table:table-cell office:value-type="float" office:value="87" table:style-name="ce1">
            <text:p>87</text:p>
          </table:table-cell>
          <table:table-cell office:value-type="string" office:value="Nenhum" table:style-name="ce1">
            <text:p>Nenhum</text:p>
          </table:table-cell>
          <table:table-cell office:value-type="string" office:value="Verde" table:style-name="ce1">
            <text:p>Verde</text:p>
          </table:table-cell>
          <table:table-cell office:value-type="string" office:value="Preto" table:style-name="ce1">
            <text:p>Preto</text:p>
          </table:table-cell>
          <table:table-cell office:value-type="float" office:value="NA" table:style-name="ce1">
            <text:p>NA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Glee Anselm" table:style-name="ce1">
            <text:p>Glee Anselm</text:p>
          </table:table-cell>
          <table:table-cell office:value-type="string" office:value="Nautolan" table:style-name="ce1">
            <text:p>Nautolan</text:p>
          </table:table-cell>
          <table:table-cell office:value-type="string" office:value="c(&quot;Attack of the Clones&quot;, &quot;The Phantom Menace&quot;, &quot;Revenge of the Sith&quot;)" table:style-name="ce1">
            <text:p>c("Attack of the Clones", "The Phantom Menace", "Revenge of the Sith")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Eeth Koth" table:style-name="ce1">
            <text:p>Eeth Koth</text:p>
          </table:table-cell>
          <table:table-cell office:value-type="float" office:value="171" table:style-name="ce1">
            <text:p>171</text:p>
          </table:table-cell>
          <table:table-cell office:value-type="float" office:value="NA" table:style-name="ce1">
            <text:p>NA</text:p>
          </table:table-cell>
          <table:table-cell office:value-type="string" office:value="Preto" table:style-name="ce1">
            <text:p>Preto</text:p>
          </table:table-cell>
          <table:table-cell office:value-type="string" office:value="Marrom" table:style-name="ce1">
            <text:p>Marrom</text:p>
          </table:table-cell>
          <table:table-cell office:value-type="string" office:value="Castanho" table:style-name="ce1">
            <text:p>Castanho</text:p>
          </table:table-cell>
          <table:table-cell office:value-type="float" office:value="NA" table:style-name="ce1">
            <text:p>NA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Iridonia" table:style-name="ce1">
            <text:p>Iridonia</text:p>
          </table:table-cell>
          <table:table-cell office:value-type="string" office:value="Zabrak" table:style-name="ce1">
            <text:p>Zabrak</text:p>
          </table:table-cell>
          <table:table-cell office:value-type="string" office:value="c(&quot;The Phantom Menace&quot;, &quot;Revenge of the Sith&quot;)" table:style-name="ce1">
            <text:p>c("The Phantom Menace", "Revenge of the Sith")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Adi Gallia" table:style-name="ce1">
            <text:p>Adi Gallia</text:p>
          </table:table-cell>
          <table:table-cell office:value-type="float" office:value="184" table:style-name="ce1">
            <text:p>184</text:p>
          </table:table-cell>
          <table:table-cell office:value-type="float" office:value="50" table:style-name="ce1">
            <text:p>50</text:p>
          </table:table-cell>
          <table:table-cell office:value-type="string" office:value="Nenhum" table:style-name="ce1">
            <text:p>Nenhum</text:p>
          </table:table-cell>
          <table:table-cell office:value-type="string" office:value="Negra" table:style-name="ce1">
            <text:p>Negra</text:p>
          </table:table-cell>
          <table:table-cell office:value-type="string" office:value="Azul" table:style-name="ce1">
            <text:p>Azul</text:p>
          </table:table-cell>
          <table:table-cell office:value-type="float" office:value="NA" table:style-name="ce1">
            <text:p>NA</text:p>
          </table:table-cell>
          <table:table-cell office:value-type="string" office:value="Fêmea" table:style-name="ce1">
            <text:p>Fêmea</text:p>
          </table:table-cell>
          <table:table-cell office:value-type="string" office:value="Feminino" table:style-name="ce1">
            <text:p>Feminino</text:p>
          </table:table-cell>
          <table:table-cell office:value-type="string" office:value="Coruscant" table:style-name="ce1">
            <text:p>Coruscant</text:p>
          </table:table-cell>
          <table:table-cell office:value-type="string" office:value="Tholotiano" table:style-name="ce1">
            <text:p>Tholotiano</text:p>
          </table:table-cell>
          <table:table-cell office:value-type="string" office:value="c(&quot;The Phantom Menace&quot;, &quot;Revenge of the Sith&quot;)" table:style-name="ce1">
            <text:p>c("The Phantom Menace", "Revenge of the Sith")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Saesee Tiin" table:style-name="ce1">
            <text:p>Saesee Tiin</text:p>
          </table:table-cell>
          <table:table-cell office:value-type="float" office:value="188" table:style-name="ce1">
            <text:p>188</text:p>
          </table:table-cell>
          <table:table-cell office:value-type="float" office:value="NA" table:style-name="ce1">
            <text:p>NA</text:p>
          </table:table-cell>
          <table:table-cell office:value-type="string" office:value="Nenhum" table:style-name="ce1">
            <text:p>Nenhum</text:p>
          </table:table-cell>
          <table:table-cell office:value-type="string" office:value="B&quot;ranca p\u00e1lida" table:style-name="ce1">
            <text:p>B"ranca p\u00e1lida</text:p>
          </table:table-cell>
          <table:table-cell office:value-type="string" office:value="Laranja" table:style-name="ce1">
            <text:p>Laranja</text:p>
          </table:table-cell>
          <table:table-cell office:value-type="float" office:value="NA" table:style-name="ce1">
            <text:p>NA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Iktotch" table:style-name="ce1">
            <text:p>Iktotch</text:p>
          </table:table-cell>
          <table:table-cell office:value-type="string" office:value="Iktotchi" table:style-name="ce1">
            <text:p>Iktotchi</text:p>
          </table:table-cell>
          <table:table-cell office:value-type="string" office:value="c(&quot;The Phantom Menace&quot;, &quot;Revenge of the Sith&quot;)" table:style-name="ce1">
            <text:p>c("The Phantom Menace", "Revenge of the Sith")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Yarael Poof" table:style-name="ce1">
            <text:p>Yarael Poof</text:p>
          </table:table-cell>
          <table:table-cell office:value-type="float" office:value="264" table:style-name="ce1">
            <text:p>264</text:p>
          </table:table-cell>
          <table:table-cell office:value-type="float" office:value="NA" table:style-name="ce1">
            <text:p>NA</text:p>
          </table:table-cell>
          <table:table-cell office:value-type="string" office:value="Nenhum" table:style-name="ce1">
            <text:p>Nenhum</text:p>
          </table:table-cell>
          <table:table-cell office:value-type="string" office:value="Branca" table:style-name="ce1">
            <text:p>Branca</text:p>
          </table:table-cell>
          <table:table-cell office:value-type="string" office:value="Amarelo" table:style-name="ce1">
            <text:p>Amarelo</text:p>
          </table:table-cell>
          <table:table-cell office:value-type="float" office:value="NA" table:style-name="ce1">
            <text:p>NA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Quermia" table:style-name="ce1">
            <text:p>Quermia</text:p>
          </table:table-cell>
          <table:table-cell office:value-type="string" office:value="Quermian" table:style-name="ce1">
            <text:p>Quermian</text:p>
          </table:table-cell>
          <table:table-cell office:value-type="string" office:value="The Phantom Menace" table:style-name="ce1">
            <text:p>The Phantom Menace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Plo Koon" table:style-name="ce1">
            <text:p>Plo Koon</text:p>
          </table:table-cell>
          <table:table-cell office:value-type="float" office:value="188" table:style-name="ce1">
            <text:p>188</text:p>
          </table:table-cell>
          <table:table-cell office:value-type="float" office:value="80" table:style-name="ce1">
            <text:p>80</text:p>
          </table:table-cell>
          <table:table-cell office:value-type="string" office:value="Nenhum" table:style-name="ce1">
            <text:p>Nenhum</text:p>
          </table:table-cell>
          <table:table-cell office:value-type="string" office:value="Larajna" table:style-name="ce1">
            <text:p>Larajna</text:p>
          </table:table-cell>
          <table:table-cell office:value-type="string" office:value="Preto" table:style-name="ce1">
            <text:p>Preto</text:p>
          </table:table-cell>
          <table:table-cell office:value-type="float" office:value="22" table:style-name="ce1">
            <text:p>22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Dorin" table:style-name="ce1">
            <text:p>Dorin</text:p>
          </table:table-cell>
          <table:table-cell office:value-type="string" office:value="Kel Dor" table:style-name="ce1">
            <text:p>Kel Dor</text:p>
          </table:table-cell>
          <table:table-cell office:value-type="string" office:value="c(&quot;Attack of the Clones&quot;, &quot;The Phantom Menace&quot;, &quot;Revenge of the Sith&quot;)" table:style-name="ce1">
            <text:p>c("Attack of the Clones", "The Phantom Menace", "Revenge of the Sith")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Jedi starfighter" table:style-name="ce1">
            <text:p>Jedi starfighter</text:p>
          </table:table-cell>
        </table:table-row>
        <table:table-row>
          <table:table-cell office:value-type="string" office:value="Mas Amedda" table:style-name="ce1">
            <text:p>Mas Amedda</text:p>
          </table:table-cell>
          <table:table-cell office:value-type="float" office:value="196" table:style-name="ce1">
            <text:p>196</text:p>
          </table:table-cell>
          <table:table-cell office:value-type="float" office:value="NA" table:style-name="ce1">
            <text:p>NA</text:p>
          </table:table-cell>
          <table:table-cell office:value-type="string" office:value="Nenhum" table:style-name="ce1">
            <text:p>Nenhum</text:p>
          </table:table-cell>
          <table:table-cell office:value-type="string" office:value="Azul" table:style-name="ce1">
            <text:p>Azul</text:p>
          </table:table-cell>
          <table:table-cell office:value-type="string" office:value="Azul" table:style-name="ce1">
            <text:p>Azul</text:p>
          </table:table-cell>
          <table:table-cell office:value-type="float" office:value="NA" table:style-name="ce1">
            <text:p>NA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Champala" table:style-name="ce1">
            <text:p>Champala</text:p>
          </table:table-cell>
          <table:table-cell office:value-type="string" office:value="Chagriano" table:style-name="ce1">
            <text:p>Chagriano</text:p>
          </table:table-cell>
          <table:table-cell office:value-type="string" office:value="c(&quot;Attack of the Clones&quot;, &quot;The Phantom Menace&quot;)" table:style-name="ce1">
            <text:p>c("Attack of the Clones", "The Phantom Menace")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Gregar Typho" table:style-name="ce1">
            <text:p>Gregar Typho</text:p>
          </table:table-cell>
          <table:table-cell office:value-type="float" office:value="185" table:style-name="ce1">
            <text:p>185</text:p>
          </table:table-cell>
          <table:table-cell office:value-type="float" office:value="85" table:style-name="ce1">
            <text:p>85</text:p>
          </table:table-cell>
          <table:table-cell office:value-type="string" office:value="Preto" table:style-name="ce1">
            <text:p>Preto</text:p>
          </table:table-cell>
          <table:table-cell office:value-type="string" office:value="Negra" table:style-name="ce1">
            <text:p>Negra</text:p>
          </table:table-cell>
          <table:table-cell office:value-type="string" office:value="Castanho" table:style-name="ce1">
            <text:p>Castanho</text:p>
          </table:table-cell>
          <table:table-cell office:value-type="float" office:value="NA" table:style-name="ce1">
            <text:p>NA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Naboo" table:style-name="ce1">
            <text:p>Naboo</text:p>
          </table:table-cell>
          <table:table-cell office:value-type="string" office:value="Humano" table:style-name="ce1">
            <text:p>Humano</text:p>
          </table:table-cell>
          <table:table-cell office:value-type="string" office:value="Attack of the Clones" table:style-name="ce1">
            <text:p>Attack of the Clones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Naboo fighter" table:style-name="ce1">
            <text:p>Naboo fighter</text:p>
          </table:table-cell>
        </table:table-row>
        <table:table-row>
          <table:table-cell office:value-type="string" office:value="Cordé" table:style-name="ce1">
            <text:p>Cordé</text:p>
          </table:table-cell>
          <table:table-cell office:value-type="float" office:value="157" table:style-name="ce1">
            <text:p>157</text:p>
          </table:table-cell>
          <table:table-cell office:value-type="float" office:value="NA" table:style-name="ce1">
            <text:p>NA</text:p>
          </table:table-cell>
          <table:table-cell office:value-type="string" office:value="Castanho" table:style-name="ce1">
            <text:p>Castanho</text:p>
          </table:table-cell>
          <table:table-cell office:value-type="string" office:value="Clara" table:style-name="ce1">
            <text:p>Clara</text:p>
          </table:table-cell>
          <table:table-cell office:value-type="string" office:value="Castanho" table:style-name="ce1">
            <text:p>Castanho</text:p>
          </table:table-cell>
          <table:table-cell office:value-type="float" office:value="NA" table:style-name="ce1">
            <text:p>NA</text:p>
          </table:table-cell>
          <table:table-cell office:value-type="string" office:value="Fêmea" table:style-name="ce1">
            <text:p>Fêmea</text:p>
          </table:table-cell>
          <table:table-cell office:value-type="string" office:value="Feminino" table:style-name="ce1">
            <text:p>Feminino</text:p>
          </table:table-cell>
          <table:table-cell office:value-type="string" office:value="Naboo" table:style-name="ce1">
            <text:p>Naboo</text:p>
          </table:table-cell>
          <table:table-cell office:value-type="string" office:value="Humano" table:style-name="ce1">
            <text:p>Humano</text:p>
          </table:table-cell>
          <table:table-cell office:value-type="string" office:value="Attack of the Clones" table:style-name="ce1">
            <text:p>Attack of the Clones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Cliegg Lars" table:style-name="ce1">
            <text:p>Cliegg Lars</text:p>
          </table:table-cell>
          <table:table-cell office:value-type="float" office:value="183" table:style-name="ce1">
            <text:p>183</text:p>
          </table:table-cell>
          <table:table-cell office:value-type="float" office:value="NA" table:style-name="ce1">
            <text:p>NA</text:p>
          </table:table-cell>
          <table:table-cell office:value-type="string" office:value="Castanho" table:style-name="ce1">
            <text:p>Castanho</text:p>
          </table:table-cell>
          <table:table-cell office:value-type="string" office:value="Branca clara" table:style-name="ce1">
            <text:p>Branca clara</text:p>
          </table:table-cell>
          <table:table-cell office:value-type="string" office:value="Azul" table:style-name="ce1">
            <text:p>Azul</text:p>
          </table:table-cell>
          <table:table-cell office:value-type="float" office:value="82" table:style-name="ce1">
            <text:p>82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Tatooine" table:style-name="ce1">
            <text:p>Tatooine</text:p>
          </table:table-cell>
          <table:table-cell office:value-type="string" office:value="Humano" table:style-name="ce1">
            <text:p>Humano</text:p>
          </table:table-cell>
          <table:table-cell office:value-type="string" office:value="Attack of the Clones" table:style-name="ce1">
            <text:p>Attack of the Clones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Poggle the Lesser" table:style-name="ce1">
            <text:p>Poggle the Lesser</text:p>
          </table:table-cell>
          <table:table-cell office:value-type="float" office:value="183" table:style-name="ce1">
            <text:p>183</text:p>
          </table:table-cell>
          <table:table-cell office:value-type="float" office:value="80" table:style-name="ce1">
            <text:p>80</text:p>
          </table:table-cell>
          <table:table-cell office:value-type="string" office:value="Nenhum" table:style-name="ce1">
            <text:p>Nenhum</text:p>
          </table:table-cell>
          <table:table-cell office:value-type="string" office:value="Verde" table:style-name="ce1">
            <text:p>Verde</text:p>
          </table:table-cell>
          <table:table-cell office:value-type="string" office:value="Amarelo" table:style-name="ce1">
            <text:p>Amarelo</text:p>
          </table:table-cell>
          <table:table-cell office:value-type="float" office:value="NA" table:style-name="ce1">
            <text:p>NA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Geonosis" table:style-name="ce1">
            <text:p>Geonosis</text:p>
          </table:table-cell>
          <table:table-cell office:value-type="string" office:value="Geonosiano" table:style-name="ce1">
            <text:p>Geonosiano</text:p>
          </table:table-cell>
          <table:table-cell office:value-type="string" office:value="c(&quot;Attack of the Clones&quot;, &quot;Revenge of the Sith&quot;)" table:style-name="ce1">
            <text:p>c("Attack of the Clones", "Revenge of the Sith")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Luminara Unduli" table:style-name="ce1">
            <text:p>Luminara Unduli</text:p>
          </table:table-cell>
          <table:table-cell office:value-type="float" office:value="170" table:style-name="ce1">
            <text:p>170</text:p>
          </table:table-cell>
          <table:table-cell office:value-type="float" office:value="56.2" table:style-name="ce1">
            <text:p>56.2</text:p>
          </table:table-cell>
          <table:table-cell office:value-type="string" office:value="Preto" table:style-name="ce1">
            <text:p>Preto</text:p>
          </table:table-cell>
          <table:table-cell office:value-type="string" office:value="Amarela" table:style-name="ce1">
            <text:p>Amarela</text:p>
          </table:table-cell>
          <table:table-cell office:value-type="string" office:value="Azul" table:style-name="ce1">
            <text:p>Azul</text:p>
          </table:table-cell>
          <table:table-cell office:value-type="float" office:value="58" table:style-name="ce1">
            <text:p>58</text:p>
          </table:table-cell>
          <table:table-cell office:value-type="string" office:value="Fêmea" table:style-name="ce1">
            <text:p>Fêmea</text:p>
          </table:table-cell>
          <table:table-cell office:value-type="string" office:value="Feminino" table:style-name="ce1">
            <text:p>Feminino</text:p>
          </table:table-cell>
          <table:table-cell office:value-type="string" office:value="Mirial" table:style-name="ce1">
            <text:p>Mirial</text:p>
          </table:table-cell>
          <table:table-cell office:value-type="string" office:value="Mirialan" table:style-name="ce1">
            <text:p>Mirialan</text:p>
          </table:table-cell>
          <table:table-cell office:value-type="string" office:value="c(&quot;Attack of the Clones&quot;, &quot;Revenge of the Sith&quot;)" table:style-name="ce1">
            <text:p>c("Attack of the Clones", "Revenge of the Sith")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Barriss Offee" table:style-name="ce1">
            <text:p>Barriss Offee</text:p>
          </table:table-cell>
          <table:table-cell office:value-type="float" office:value="166" table:style-name="ce1">
            <text:p>166</text:p>
          </table:table-cell>
          <table:table-cell office:value-type="float" office:value="50" table:style-name="ce1">
            <text:p>50</text:p>
          </table:table-cell>
          <table:table-cell office:value-type="string" office:value="Preto" table:style-name="ce1">
            <text:p>Preto</text:p>
          </table:table-cell>
          <table:table-cell office:value-type="string" office:value="Amarela" table:style-name="ce1">
            <text:p>Amarela</text:p>
          </table:table-cell>
          <table:table-cell office:value-type="string" office:value="Azul" table:style-name="ce1">
            <text:p>Azul</text:p>
          </table:table-cell>
          <table:table-cell office:value-type="float" office:value="40" table:style-name="ce1">
            <text:p>40</text:p>
          </table:table-cell>
          <table:table-cell office:value-type="string" office:value="Fêmea" table:style-name="ce1">
            <text:p>Fêmea</text:p>
          </table:table-cell>
          <table:table-cell office:value-type="string" office:value="Feminino" table:style-name="ce1">
            <text:p>Feminino</text:p>
          </table:table-cell>
          <table:table-cell office:value-type="string" office:value="Mirial" table:style-name="ce1">
            <text:p>Mirial</text:p>
          </table:table-cell>
          <table:table-cell office:value-type="string" office:value="Mirialan" table:style-name="ce1">
            <text:p>Mirialan</text:p>
          </table:table-cell>
          <table:table-cell office:value-type="string" office:value="Attack of the Clones" table:style-name="ce1">
            <text:p>Attack of the Clones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Dormé" table:style-name="ce1">
            <text:p>Dormé</text:p>
          </table:table-cell>
          <table:table-cell office:value-type="float" office:value="165" table:style-name="ce1">
            <text:p>165</text:p>
          </table:table-cell>
          <table:table-cell office:value-type="float" office:value="NA" table:style-name="ce1">
            <text:p>NA</text:p>
          </table:table-cell>
          <table:table-cell office:value-type="string" office:value="Castanho" table:style-name="ce1">
            <text:p>Castanho</text:p>
          </table:table-cell>
          <table:table-cell office:value-type="string" office:value="Clara" table:style-name="ce1">
            <text:p>Clara</text:p>
          </table:table-cell>
          <table:table-cell office:value-type="string" office:value="Castanho" table:style-name="ce1">
            <text:p>Castanho</text:p>
          </table:table-cell>
          <table:table-cell office:value-type="float" office:value="NA" table:style-name="ce1">
            <text:p>NA</text:p>
          </table:table-cell>
          <table:table-cell office:value-type="string" office:value="Fêmea" table:style-name="ce1">
            <text:p>Fêmea</text:p>
          </table:table-cell>
          <table:table-cell office:value-type="string" office:value="Feminino" table:style-name="ce1">
            <text:p>Feminino</text:p>
          </table:table-cell>
          <table:table-cell office:value-type="string" office:value="Naboo" table:style-name="ce1">
            <text:p>Naboo</text:p>
          </table:table-cell>
          <table:table-cell office:value-type="string" office:value="Humano" table:style-name="ce1">
            <text:p>Humano</text:p>
          </table:table-cell>
          <table:table-cell office:value-type="string" office:value="Attack of the Clones" table:style-name="ce1">
            <text:p>Attack of the Clones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Dooku" table:style-name="ce1">
            <text:p>Dooku</text:p>
          </table:table-cell>
          <table:table-cell office:value-type="float" office:value="193" table:style-name="ce1">
            <text:p>193</text:p>
          </table:table-cell>
          <table:table-cell office:value-type="float" office:value="80" table:style-name="ce1">
            <text:p>80</text:p>
          </table:table-cell>
          <table:table-cell office:value-type="string" office:value="Branco" table:style-name="ce1">
            <text:p>Branco</text:p>
          </table:table-cell>
          <table:table-cell office:value-type="string" office:value="Branca clara" table:style-name="ce1">
            <text:p>Branca clara</text:p>
          </table:table-cell>
          <table:table-cell office:value-type="string" office:value="Castanho" table:style-name="ce1">
            <text:p>Castanho</text:p>
          </table:table-cell>
          <table:table-cell office:value-type="float" office:value="102" table:style-name="ce1">
            <text:p>102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Serenno" table:style-name="ce1">
            <text:p>Serenno</text:p>
          </table:table-cell>
          <table:table-cell office:value-type="string" office:value="Humano" table:style-name="ce1">
            <text:p>Humano</text:p>
          </table:table-cell>
          <table:table-cell office:value-type="string" office:value="c(&quot;Attack of the Clones&quot;, &quot;Revenge of the Sith&quot;)" table:style-name="ce1">
            <text:p>c("Attack of the Clones", "Revenge of the Sith")</text:p>
          </table:table-cell>
          <table:table-cell office:value-type="string" office:value="Flitknot speeder" table:style-name="ce1">
            <text:p>Flitknot speeder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Bail Prestor Organa" table:style-name="ce1">
            <text:p>Bail Prestor Organa</text:p>
          </table:table-cell>
          <table:table-cell office:value-type="float" office:value="191" table:style-name="ce1">
            <text:p>191</text:p>
          </table:table-cell>
          <table:table-cell office:value-type="float" office:value="NA" table:style-name="ce1">
            <text:p>NA</text:p>
          </table:table-cell>
          <table:table-cell office:value-type="string" office:value="Preto" table:style-name="ce1">
            <text:p>Preto</text:p>
          </table:table-cell>
          <table:table-cell office:value-type="string" office:value="Bronzeada" table:style-name="ce1">
            <text:p>Bronzeada</text:p>
          </table:table-cell>
          <table:table-cell office:value-type="string" office:value="Castanho" table:style-name="ce1">
            <text:p>Castanho</text:p>
          </table:table-cell>
          <table:table-cell office:value-type="float" office:value="67" table:style-name="ce1">
            <text:p>67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Alderaan" table:style-name="ce1">
            <text:p>Alderaan</text:p>
          </table:table-cell>
          <table:table-cell office:value-type="string" office:value="Humano" table:style-name="ce1">
            <text:p>Humano</text:p>
          </table:table-cell>
          <table:table-cell office:value-type="string" office:value="c(&quot;Attack of the Clones&quot;, &quot;Revenge of the Sith&quot;)" table:style-name="ce1">
            <text:p>c("Attack of the Clones", "Revenge of the Sith")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Jango Fett" table:style-name="ce1">
            <text:p>Jango Fett</text:p>
          </table:table-cell>
          <table:table-cell office:value-type="float" office:value="183" table:style-name="ce1">
            <text:p>183</text:p>
          </table:table-cell>
          <table:table-cell office:value-type="float" office:value="79" table:style-name="ce1">
            <text:p>79</text:p>
          </table:table-cell>
          <table:table-cell office:value-type="string" office:value="Preto" table:style-name="ce1">
            <text:p>Preto</text:p>
          </table:table-cell>
          <table:table-cell office:value-type="string" office:value="Bronzeada" table:style-name="ce1">
            <text:p>Bronzeada</text:p>
          </table:table-cell>
          <table:table-cell office:value-type="string" office:value="Castanho" table:style-name="ce1">
            <text:p>Castanho</text:p>
          </table:table-cell>
          <table:table-cell office:value-type="float" office:value="66" table:style-name="ce1">
            <text:p>66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Concord Dawn" table:style-name="ce1">
            <text:p>Concord Dawn</text:p>
          </table:table-cell>
          <table:table-cell office:value-type="string" office:value="Humano" table:style-name="ce1">
            <text:p>Humano</text:p>
          </table:table-cell>
          <table:table-cell office:value-type="string" office:value="Attack of the Clones" table:style-name="ce1">
            <text:p>Attack of the Clones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Zam Wesell" table:style-name="ce1">
            <text:p>Zam Wesell</text:p>
          </table:table-cell>
          <table:table-cell office:value-type="float" office:value="168" table:style-name="ce1">
            <text:p>168</text:p>
          </table:table-cell>
          <table:table-cell office:value-type="float" office:value="55" table:style-name="ce1">
            <text:p>55</text:p>
          </table:table-cell>
          <table:table-cell office:value-type="string" office:value="Loiro" table:style-name="ce1">
            <text:p>Loiro</text:p>
          </table:table-cell>
          <table:table-cell office:value-type="string" office:value="Branca clara, Verde, Amarela" table:style-name="ce1">
            <text:p>Branca clara, Verde, Amarela</text:p>
          </table:table-cell>
          <table:table-cell office:value-type="string" office:value="Amarelo" table:style-name="ce1">
            <text:p>Amarelo</text:p>
          </table:table-cell>
          <table:table-cell office:value-type="float" office:value="NA" table:style-name="ce1">
            <text:p>NA</text:p>
          </table:table-cell>
          <table:table-cell office:value-type="string" office:value="Fêmea" table:style-name="ce1">
            <text:p>Fêmea</text:p>
          </table:table-cell>
          <table:table-cell office:value-type="string" office:value="Feminino" table:style-name="ce1">
            <text:p>Feminino</text:p>
          </table:table-cell>
          <table:table-cell office:value-type="string" office:value="Zolan" table:style-name="ce1">
            <text:p>Zolan</text:p>
          </table:table-cell>
          <table:table-cell office:value-type="string" office:value="Clawdite" table:style-name="ce1">
            <text:p>Clawdite</text:p>
          </table:table-cell>
          <table:table-cell office:value-type="string" office:value="Attack of the Clones" table:style-name="ce1">
            <text:p>Attack of the Clones</text:p>
          </table:table-cell>
          <table:table-cell office:value-type="string" office:value="Koro-2 Exodrive airspeeder" table:style-name="ce1">
            <text:p>Koro-2 Exodrive airspeeder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Dexter Jettster" table:style-name="ce1">
            <text:p>Dexter Jettster</text:p>
          </table:table-cell>
          <table:table-cell office:value-type="float" office:value="198" table:style-name="ce1">
            <text:p>198</text:p>
          </table:table-cell>
          <table:table-cell office:value-type="float" office:value="102" table:style-name="ce1">
            <text:p>102</text:p>
          </table:table-cell>
          <table:table-cell office:value-type="string" office:value="Nenhum" table:style-name="ce1">
            <text:p>Nenhum</text:p>
          </table:table-cell>
          <table:table-cell office:value-type="string" office:value="Marrom" table:style-name="ce1">
            <text:p>Marrom</text:p>
          </table:table-cell>
          <table:table-cell office:value-type="string" office:value="Amarelo" table:style-name="ce1">
            <text:p>Amarelo</text:p>
          </table:table-cell>
          <table:table-cell office:value-type="float" office:value="NA" table:style-name="ce1">
            <text:p>NA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Ojom" table:style-name="ce1">
            <text:p>Ojom</text:p>
          </table:table-cell>
          <table:table-cell office:value-type="string" office:value="Besalisk" table:style-name="ce1">
            <text:p>Besalisk</text:p>
          </table:table-cell>
          <table:table-cell office:value-type="string" office:value="Attack of the Clones" table:style-name="ce1">
            <text:p>Attack of the Clones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Lama Su" table:style-name="ce1">
            <text:p>Lama Su</text:p>
          </table:table-cell>
          <table:table-cell office:value-type="float" office:value="229" table:style-name="ce1">
            <text:p>229</text:p>
          </table:table-cell>
          <table:table-cell office:value-type="float" office:value="88" table:style-name="ce1">
            <text:p>88</text:p>
          </table:table-cell>
          <table:table-cell office:value-type="string" office:value="Nenhum" table:style-name="ce1">
            <text:p>Nenhum</text:p>
          </table:table-cell>
          <table:table-cell office:value-type="string" office:value="Cinza" table:style-name="ce1">
            <text:p>Cinza</text:p>
          </table:table-cell>
          <table:table-cell office:value-type="string" office:value="Preto" table:style-name="ce1">
            <text:p>Preto</text:p>
          </table:table-cell>
          <table:table-cell office:value-type="float" office:value="NA" table:style-name="ce1">
            <text:p>NA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Kamino" table:style-name="ce1">
            <text:p>Kamino</text:p>
          </table:table-cell>
          <table:table-cell office:value-type="string" office:value="Kaminoan" table:style-name="ce1">
            <text:p>Kaminoan</text:p>
          </table:table-cell>
          <table:table-cell office:value-type="string" office:value="Attack of the Clones" table:style-name="ce1">
            <text:p>Attack of the Clones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Taun We" table:style-name="ce1">
            <text:p>Taun We</text:p>
          </table:table-cell>
          <table:table-cell office:value-type="float" office:value="213" table:style-name="ce1">
            <text:p>213</text:p>
          </table:table-cell>
          <table:table-cell office:value-type="float" office:value="NA" table:style-name="ce1">
            <text:p>NA</text:p>
          </table:table-cell>
          <table:table-cell office:value-type="string" office:value="Nenhum" table:style-name="ce1">
            <text:p>Nenhum</text:p>
          </table:table-cell>
          <table:table-cell office:value-type="string" office:value="Cinza" table:style-name="ce1">
            <text:p>Cinza</text:p>
          </table:table-cell>
          <table:table-cell office:value-type="string" office:value="Preto" table:style-name="ce1">
            <text:p>Preto</text:p>
          </table:table-cell>
          <table:table-cell office:value-type="float" office:value="NA" table:style-name="ce1">
            <text:p>NA</text:p>
          </table:table-cell>
          <table:table-cell office:value-type="string" office:value="Fêmea" table:style-name="ce1">
            <text:p>Fêmea</text:p>
          </table:table-cell>
          <table:table-cell office:value-type="string" office:value="Feminino" table:style-name="ce1">
            <text:p>Feminino</text:p>
          </table:table-cell>
          <table:table-cell office:value-type="string" office:value="Kamino" table:style-name="ce1">
            <text:p>Kamino</text:p>
          </table:table-cell>
          <table:table-cell office:value-type="string" office:value="Kaminoan" table:style-name="ce1">
            <text:p>Kaminoan</text:p>
          </table:table-cell>
          <table:table-cell office:value-type="string" office:value="Attack of the Clones" table:style-name="ce1">
            <text:p>Attack of the Clones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Jocasta Nu" table:style-name="ce1">
            <text:p>Jocasta Nu</text:p>
          </table:table-cell>
          <table:table-cell office:value-type="float" office:value="167" table:style-name="ce1">
            <text:p>167</text:p>
          </table:table-cell>
          <table:table-cell office:value-type="float" office:value="NA" table:style-name="ce1">
            <text:p>NA</text:p>
          </table:table-cell>
          <table:table-cell office:value-type="string" office:value="Branco" table:style-name="ce1">
            <text:p>Branco</text:p>
          </table:table-cell>
          <table:table-cell office:value-type="string" office:value="Branca clara" table:style-name="ce1">
            <text:p>Branca clara</text:p>
          </table:table-cell>
          <table:table-cell office:value-type="string" office:value="Azul" table:style-name="ce1">
            <text:p>Azul</text:p>
          </table:table-cell>
          <table:table-cell office:value-type="float" office:value="NA" table:style-name="ce1">
            <text:p>NA</text:p>
          </table:table-cell>
          <table:table-cell office:value-type="string" office:value="Fêmea" table:style-name="ce1">
            <text:p>Fêmea</text:p>
          </table:table-cell>
          <table:table-cell office:value-type="string" office:value="Feminino" table:style-name="ce1">
            <text:p>Feminino</text:p>
          </table:table-cell>
          <table:table-cell office:value-type="string" office:value="Coruscant" table:style-name="ce1">
            <text:p>Coruscant</text:p>
          </table:table-cell>
          <table:table-cell office:value-type="string" office:value="Humano" table:style-name="ce1">
            <text:p>Humano</text:p>
          </table:table-cell>
          <table:table-cell office:value-type="string" office:value="Attack of the Clones" table:style-name="ce1">
            <text:p>Attack of the Clones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Ratts Tyerell" table:style-name="ce1">
            <text:p>Ratts Tyerell</text:p>
          </table:table-cell>
          <table:table-cell office:value-type="float" office:value="79" table:style-name="ce1">
            <text:p>79</text:p>
          </table:table-cell>
          <table:table-cell office:value-type="float" office:value="15" table:style-name="ce1">
            <text:p>15</text:p>
          </table:table-cell>
          <table:table-cell office:value-type="string" office:value="Nenhum" table:style-name="ce1">
            <text:p>Nenhum</text:p>
          </table:table-cell>
          <table:table-cell office:value-type="string" office:value="Cinza, Azul" table:style-name="ce1">
            <text:p>Cinza, Azul</text:p>
          </table:table-cell>
          <table:table-cell office:value-type="string" office:value="Desconhecido" table:style-name="ce1">
            <text:p>Desconhecido</text:p>
          </table:table-cell>
          <table:table-cell office:value-type="float" office:value="NA" table:style-name="ce1">
            <text:p>NA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Aleen Minor" table:style-name="ce1">
            <text:p>Aleen Minor</text:p>
          </table:table-cell>
          <table:table-cell office:value-type="string" office:value="Aleena" table:style-name="ce1">
            <text:p>Aleena</text:p>
          </table:table-cell>
          <table:table-cell office:value-type="string" office:value="The Phantom Menace" table:style-name="ce1">
            <text:p>The Phantom Menace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R4-P17" table:style-name="ce1">
            <text:p>R4-P17</text:p>
          </table:table-cell>
          <table:table-cell office:value-type="float" office:value="96" table:style-name="ce1">
            <text:p>96</text:p>
          </table:table-cell>
          <table:table-cell office:value-type="float" office:value="NA" table:style-name="ce1">
            <text:p>NA</text:p>
          </table:table-cell>
          <table:table-cell office:value-type="string" office:value="Nenhum" table:style-name="ce1">
            <text:p>Nenhum</text:p>
          </table:table-cell>
          <table:table-cell office:value-type="string" office:value="Prata, Vermelha" table:style-name="ce1">
            <text:p>Prata, Vermelha</text:p>
          </table:table-cell>
          <table:table-cell office:value-type="string" office:value="Vermelho, Azul" table:style-name="ce1">
            <text:p>Vermelho, Azul</text:p>
          </table:table-cell>
          <table:table-cell office:value-type="float" office:value="NA" table:style-name="ce1">
            <text:p>NA</text:p>
          </table:table-cell>
          <table:table-cell office:value-type="string" office:value="Nenhum" table:style-name="ce1">
            <text:p>Nenhum</text:p>
          </table:table-cell>
          <table:table-cell office:value-type="string" office:value="Feminino" table:style-name="ce1">
            <text:p>Feminino</text:p>
          </table:table-cell>
          <table:table-cell office:value-type="string" office:value="NA" table:style-name="ce1">
            <text:p>NA</text:p>
          </table:table-cell>
          <table:table-cell office:value-type="string" office:value="Droide" table:style-name="ce1">
            <text:p>Droide</text:p>
          </table:table-cell>
          <table:table-cell office:value-type="string" office:value="c(&quot;Attack of the Clones&quot;, &quot;Revenge of the Sith&quot;)" table:style-name="ce1">
            <text:p>c("Attack of the Clones", "Revenge of the Sith")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Wat Tambor" table:style-name="ce1">
            <text:p>Wat Tambor</text:p>
          </table:table-cell>
          <table:table-cell office:value-type="float" office:value="193" table:style-name="ce1">
            <text:p>193</text:p>
          </table:table-cell>
          <table:table-cell office:value-type="float" office:value="48" table:style-name="ce1">
            <text:p>48</text:p>
          </table:table-cell>
          <table:table-cell office:value-type="string" office:value="Nenhum" table:style-name="ce1">
            <text:p>Nenhum</text:p>
          </table:table-cell>
          <table:table-cell office:value-type="string" office:value="Verde, Cinza" table:style-name="ce1">
            <text:p>Verde, Cinza</text:p>
          </table:table-cell>
          <table:table-cell office:value-type="string" office:value="Desconhecido" table:style-name="ce1">
            <text:p>Desconhecido</text:p>
          </table:table-cell>
          <table:table-cell office:value-type="float" office:value="NA" table:style-name="ce1">
            <text:p>NA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Skako" table:style-name="ce1">
            <text:p>Skako</text:p>
          </table:table-cell>
          <table:table-cell office:value-type="string" office:value="Skakoano" table:style-name="ce1">
            <text:p>Skakoano</text:p>
          </table:table-cell>
          <table:table-cell office:value-type="string" office:value="Attack of the Clones" table:style-name="ce1">
            <text:p>Attack of the Clones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San Hill" table:style-name="ce1">
            <text:p>San Hill</text:p>
          </table:table-cell>
          <table:table-cell office:value-type="float" office:value="191" table:style-name="ce1">
            <text:p>191</text:p>
          </table:table-cell>
          <table:table-cell office:value-type="float" office:value="NA" table:style-name="ce1">
            <text:p>NA</text:p>
          </table:table-cell>
          <table:table-cell office:value-type="string" office:value="Nenhum" table:style-name="ce1">
            <text:p>Nenhum</text:p>
          </table:table-cell>
          <table:table-cell office:value-type="string" office:value="Cinza" table:style-name="ce1">
            <text:p>Cinza</text:p>
          </table:table-cell>
          <table:table-cell office:value-type="string" office:value="Ouro" table:style-name="ce1">
            <text:p>Ouro</text:p>
          </table:table-cell>
          <table:table-cell office:value-type="float" office:value="NA" table:style-name="ce1">
            <text:p>NA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Muunilinst" table:style-name="ce1">
            <text:p>Muunilinst</text:p>
          </table:table-cell>
          <table:table-cell office:value-type="string" office:value="Muun" table:style-name="ce1">
            <text:p>Muun</text:p>
          </table:table-cell>
          <table:table-cell office:value-type="string" office:value="Attack of the Clones" table:style-name="ce1">
            <text:p>Attack of the Clones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Shaak Ti" table:style-name="ce1">
            <text:p>Shaak Ti</text:p>
          </table:table-cell>
          <table:table-cell office:value-type="float" office:value="178" table:style-name="ce1">
            <text:p>178</text:p>
          </table:table-cell>
          <table:table-cell office:value-type="float" office:value="57" table:style-name="ce1">
            <text:p>57</text:p>
          </table:table-cell>
          <table:table-cell office:value-type="string" office:value="Nenhum" table:style-name="ce1">
            <text:p>Nenhum</text:p>
          </table:table-cell>
          <table:table-cell office:value-type="string" office:value="Vermelha, Azul, Branca" table:style-name="ce1">
            <text:p>Vermelha, Azul, Branca</text:p>
          </table:table-cell>
          <table:table-cell office:value-type="string" office:value="Preto" table:style-name="ce1">
            <text:p>Preto</text:p>
          </table:table-cell>
          <table:table-cell office:value-type="float" office:value="NA" table:style-name="ce1">
            <text:p>NA</text:p>
          </table:table-cell>
          <table:table-cell office:value-type="string" office:value="Fêmea" table:style-name="ce1">
            <text:p>Fêmea</text:p>
          </table:table-cell>
          <table:table-cell office:value-type="string" office:value="Feminino" table:style-name="ce1">
            <text:p>Feminino</text:p>
          </table:table-cell>
          <table:table-cell office:value-type="string" office:value="Shili" table:style-name="ce1">
            <text:p>Shili</text:p>
          </table:table-cell>
          <table:table-cell office:value-type="string" office:value="Togruta" table:style-name="ce1">
            <text:p>Togruta</text:p>
          </table:table-cell>
          <table:table-cell office:value-type="string" office:value="c(&quot;Attack of the Clones&quot;, &quot;Revenge of the Sith&quot;)" table:style-name="ce1">
            <text:p>c("Attack of the Clones", "Revenge of the Sith")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Grievous" table:style-name="ce1">
            <text:p>Grievous</text:p>
          </table:table-cell>
          <table:table-cell office:value-type="float" office:value="216" table:style-name="ce1">
            <text:p>216</text:p>
          </table:table-cell>
          <table:table-cell office:value-type="float" office:value="159" table:style-name="ce1">
            <text:p>159</text:p>
          </table:table-cell>
          <table:table-cell office:value-type="string" office:value="Nenhum" table:style-name="ce1">
            <text:p>Nenhum</text:p>
          </table:table-cell>
          <table:table-cell office:value-type="string" office:value="Marrom, Branca" table:style-name="ce1">
            <text:p>Marrom, Branca</text:p>
          </table:table-cell>
          <table:table-cell office:value-type="string" office:value="Verde, Amarelo" table:style-name="ce1">
            <text:p>Verde, Amarelo</text:p>
          </table:table-cell>
          <table:table-cell office:value-type="float" office:value="NA" table:style-name="ce1">
            <text:p>NA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Kalee" table:style-name="ce1">
            <text:p>Kalee</text:p>
          </table:table-cell>
          <table:table-cell office:value-type="string" office:value="Kaleesh" table:style-name="ce1">
            <text:p>Kaleesh</text:p>
          </table:table-cell>
          <table:table-cell office:value-type="string" office:value="Revenge of the Sith" table:style-name="ce1">
            <text:p>Revenge of the Sith</text:p>
          </table:table-cell>
          <table:table-cell office:value-type="string" office:value="Tsmeu-6 personal wheel bike" table:style-name="ce1">
            <text:p>Tsmeu-6 personal wheel bike</text:p>
          </table:table-cell>
          <table:table-cell office:value-type="string" office:value="Belbullab-22 starfighter" table:style-name="ce1">
            <text:p>Belbullab-22 starfighter</text:p>
          </table:table-cell>
        </table:table-row>
        <table:table-row>
          <table:table-cell office:value-type="string" office:value="Tarfful" table:style-name="ce1">
            <text:p>Tarfful</text:p>
          </table:table-cell>
          <table:table-cell office:value-type="float" office:value="234" table:style-name="ce1">
            <text:p>234</text:p>
          </table:table-cell>
          <table:table-cell office:value-type="float" office:value="136" table:style-name="ce1">
            <text:p>136</text:p>
          </table:table-cell>
          <table:table-cell office:value-type="string" office:value="Castanho" table:style-name="ce1">
            <text:p>Castanho</text:p>
          </table:table-cell>
          <table:table-cell office:value-type="string" office:value="Marrom" table:style-name="ce1">
            <text:p>Marrom</text:p>
          </table:table-cell>
          <table:table-cell office:value-type="string" office:value="Azul" table:style-name="ce1">
            <text:p>Azul</text:p>
          </table:table-cell>
          <table:table-cell office:value-type="float" office:value="NA" table:style-name="ce1">
            <text:p>NA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Kashyyyk" table:style-name="ce1">
            <text:p>Kashyyyk</text:p>
          </table:table-cell>
          <table:table-cell office:value-type="string" office:value="Wookiee" table:style-name="ce1">
            <text:p>Wookiee</text:p>
          </table:table-cell>
          <table:table-cell office:value-type="string" office:value="Revenge of the Sith" table:style-name="ce1">
            <text:p>Revenge of the Sith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Raymus Antilles" table:style-name="ce1">
            <text:p>Raymus Antilles</text:p>
          </table:table-cell>
          <table:table-cell office:value-type="float" office:value="188" table:style-name="ce1">
            <text:p>188</text:p>
          </table:table-cell>
          <table:table-cell office:value-type="float" office:value="79" table:style-name="ce1">
            <text:p>79</text:p>
          </table:table-cell>
          <table:table-cell office:value-type="string" office:value="Castanho" table:style-name="ce1">
            <text:p>Castanho</text:p>
          </table:table-cell>
          <table:table-cell office:value-type="string" office:value="Clara" table:style-name="ce1">
            <text:p>Clara</text:p>
          </table:table-cell>
          <table:table-cell office:value-type="string" office:value="Castanho" table:style-name="ce1">
            <text:p>Castanho</text:p>
          </table:table-cell>
          <table:table-cell office:value-type="float" office:value="NA" table:style-name="ce1">
            <text:p>NA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Alderaan" table:style-name="ce1">
            <text:p>Alderaan</text:p>
          </table:table-cell>
          <table:table-cell office:value-type="string" office:value="Humano" table:style-name="ce1">
            <text:p>Humano</text:p>
          </table:table-cell>
          <table:table-cell office:value-type="string" office:value="c(&quot;Revenge of the Sith&quot;, &quot;A New Hope&quot;)" table:style-name="ce1">
            <text:p>c("Revenge of the Sith", "A New Hope")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Sly Moore" table:style-name="ce1">
            <text:p>Sly Moore</text:p>
          </table:table-cell>
          <table:table-cell office:value-type="float" office:value="178" table:style-name="ce1">
            <text:p>178</text:p>
          </table:table-cell>
          <table:table-cell office:value-type="float" office:value="48" table:style-name="ce1">
            <text:p>48</text:p>
          </table:table-cell>
          <table:table-cell office:value-type="string" office:value="Nenhum" table:style-name="ce1">
            <text:p>Nenhum</text:p>
          </table:table-cell>
          <table:table-cell office:value-type="string" office:value="B&quot;ranca p\u00e1lida" table:style-name="ce1">
            <text:p>B"ranca p\u00e1lida</text:p>
          </table:table-cell>
          <table:table-cell office:value-type="string" office:value="Branco" table:style-name="ce1">
            <text:p>Branco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Umbara" table:style-name="ce1">
            <text:p>Umbara</text:p>
          </table:table-cell>
          <table:table-cell office:value-type="string" office:value="NA" table:style-name="ce1">
            <text:p>NA</text:p>
          </table:table-cell>
          <table:table-cell office:value-type="string" office:value="c(&quot;Attack of the Clones&quot;, &quot;Revenge of the Sith&quot;)" table:style-name="ce1">
            <text:p>c("Attack of the Clones", "Revenge of the Sith")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Tion Medon" table:style-name="ce1">
            <text:p>Tion Medon</text:p>
          </table:table-cell>
          <table:table-cell office:value-type="float" office:value="206" table:style-name="ce1">
            <text:p>206</text:p>
          </table:table-cell>
          <table:table-cell office:value-type="float" office:value="80" table:style-name="ce1">
            <text:p>80</text:p>
          </table:table-cell>
          <table:table-cell office:value-type="string" office:value="Nenhum" table:style-name="ce1">
            <text:p>Nenhum</text:p>
          </table:table-cell>
          <table:table-cell office:value-type="string" office:value="Cinza" table:style-name="ce1">
            <text:p>Cinza</text:p>
          </table:table-cell>
          <table:table-cell office:value-type="string" office:value="Preto" table:style-name="ce1">
            <text:p>Preto</text:p>
          </table:table-cell>
          <table:table-cell office:value-type="float" office:value="NA" table:style-name="ce1">
            <text:p>NA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Utapau" table:style-name="ce1">
            <text:p>Utapau</text:p>
          </table:table-cell>
          <table:table-cell office:value-type="string" office:value="Pau'ano" table:style-name="ce1">
            <text:p>Pau'ano</text:p>
          </table:table-cell>
          <table:table-cell office:value-type="string" office:value="Revenge of the Sith" table:style-name="ce1">
            <text:p>Revenge of the Sith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Finn" table:style-name="ce1">
            <text:p>Finn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Preto" table:style-name="ce1">
            <text:p>Preto</text:p>
          </table:table-cell>
          <table:table-cell office:value-type="string" office:value="Negra" table:style-name="ce1">
            <text:p>Negra</text:p>
          </table:table-cell>
          <table:table-cell office:value-type="string" office:value="Preto" table:style-name="ce1">
            <text:p>Preto</text:p>
          </table:table-cell>
          <table:table-cell office:value-type="float" office:value="NA" table:style-name="ce1">
            <text:p>NA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NA" table:style-name="ce1">
            <text:p>NA</text:p>
          </table:table-cell>
          <table:table-cell office:value-type="string" office:value="Humano" table:style-name="ce1">
            <text:p>Humano</text:p>
          </table:table-cell>
          <table:table-cell office:value-type="string" office:value="The Force Awakens" table:style-name="ce1">
            <text:p>The Force Awakens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Rey" table:style-name="ce1">
            <text:p>Rey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Castanho" table:style-name="ce1">
            <text:p>Castanho</text:p>
          </table:table-cell>
          <table:table-cell office:value-type="string" office:value="Clara" table:style-name="ce1">
            <text:p>Clara</text:p>
          </table:table-cell>
          <table:table-cell office:value-type="string" office:value="Castanho esverdeado" table:style-name="ce1">
            <text:p>Castanho esverdeado</text:p>
          </table:table-cell>
          <table:table-cell office:value-type="float" office:value="NA" table:style-name="ce1">
            <text:p>NA</text:p>
          </table:table-cell>
          <table:table-cell office:value-type="string" office:value="Fêmea" table:style-name="ce1">
            <text:p>Fêmea</text:p>
          </table:table-cell>
          <table:table-cell office:value-type="string" office:value="Feminino" table:style-name="ce1">
            <text:p>Feminino</text:p>
          </table:table-cell>
          <table:table-cell office:value-type="string" office:value="NA" table:style-name="ce1">
            <text:p>NA</text:p>
          </table:table-cell>
          <table:table-cell office:value-type="string" office:value="Humano" table:style-name="ce1">
            <text:p>Humano</text:p>
          </table:table-cell>
          <table:table-cell office:value-type="string" office:value="The Force Awakens" table:style-name="ce1">
            <text:p>The Force Awakens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Poe Dameron" table:style-name="ce1">
            <text:p>Poe Dameron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Castanho" table:style-name="ce1">
            <text:p>Castanho</text:p>
          </table:table-cell>
          <table:table-cell office:value-type="string" office:value="Clara" table:style-name="ce1">
            <text:p>Clara</text:p>
          </table:table-cell>
          <table:table-cell office:value-type="string" office:value="Castanho" table:style-name="ce1">
            <text:p>Castanho</text:p>
          </table:table-cell>
          <table:table-cell office:value-type="float" office:value="NA" table:style-name="ce1">
            <text:p>NA</text:p>
          </table:table-cell>
          <table:table-cell office:value-type="string" office:value="Macho" table:style-name="ce1">
            <text:p>Macho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NA" table:style-name="ce1">
            <text:p>NA</text:p>
          </table:table-cell>
          <table:table-cell office:value-type="string" office:value="Humano" table:style-name="ce1">
            <text:p>Humano</text:p>
          </table:table-cell>
          <table:table-cell office:value-type="string" office:value="The Force Awakens" table:style-name="ce1">
            <text:p>The Force Awakens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T-70 X-wing fighter" table:style-name="ce1">
            <text:p>T-70 X-wing fighter</text:p>
          </table:table-cell>
        </table:table-row>
        <table:table-row>
          <table:table-cell office:value-type="string" office:value="BB8" table:style-name="ce1">
            <text:p>BB8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enhum" table:style-name="ce1">
            <text:p>Nenhum</text:p>
          </table:table-cell>
          <table:table-cell office:value-type="string" office:value="Nenhuma" table:style-name="ce1">
            <text:p>Nenhuma</text:p>
          </table:table-cell>
          <table:table-cell office:value-type="string" office:value="Preto" table:style-name="ce1">
            <text:p>Preto</text:p>
          </table:table-cell>
          <table:table-cell office:value-type="float" office:value="NA" table:style-name="ce1">
            <text:p>NA</text:p>
          </table:table-cell>
          <table:table-cell office:value-type="string" office:value="Nenhum" table:style-name="ce1">
            <text:p>Nenhum</text:p>
          </table:table-cell>
          <table:table-cell office:value-type="string" office:value="Masculino" table:style-name="ce1">
            <text:p>Masculino</text:p>
          </table:table-cell>
          <table:table-cell office:value-type="string" office:value="NA" table:style-name="ce1">
            <text:p>NA</text:p>
          </table:table-cell>
          <table:table-cell office:value-type="string" office:value="Droide" table:style-name="ce1">
            <text:p>Droide</text:p>
          </table:table-cell>
          <table:table-cell office:value-type="string" office:value="The Force Awakens" table:style-name="ce1">
            <text:p>The Force Awakens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Captain Phasma" table:style-name="ce1">
            <text:p>Captain Phasm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Desconhecido" table:style-name="ce1">
            <text:p>Desconhecido</text:p>
          </table:table-cell>
          <table:table-cell office:value-type="string" office:value="Desconhecida" table:style-name="ce1">
            <text:p>Desconhecida</text:p>
          </table:table-cell>
          <table:table-cell office:value-type="string" office:value="Desconhecido" table:style-name="ce1">
            <text:p>Desconhecido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The Force Awakens" table:style-name="ce1">
            <text:p>The Force Awakens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haracter(0)" table:style-name="ce1">
            <text:p>character(0)</text:p>
          </table:table-cell>
        </table:table-row>
        <table:table-row>
          <table:table-cell office:value-type="string" office:value="Padmé Amidala" table:style-name="ce1">
            <text:p>Padmé Amidala</text:p>
          </table:table-cell>
          <table:table-cell office:value-type="float" office:value="165" table:style-name="ce1">
            <text:p>165</text:p>
          </table:table-cell>
          <table:table-cell office:value-type="float" office:value="45" table:style-name="ce1">
            <text:p>45</text:p>
          </table:table-cell>
          <table:table-cell office:value-type="string" office:value="Castanho" table:style-name="ce1">
            <text:p>Castanho</text:p>
          </table:table-cell>
          <table:table-cell office:value-type="string" office:value="Clara" table:style-name="ce1">
            <text:p>Clara</text:p>
          </table:table-cell>
          <table:table-cell office:value-type="string" office:value="Castanho" table:style-name="ce1">
            <text:p>Castanho</text:p>
          </table:table-cell>
          <table:table-cell office:value-type="float" office:value="46" table:style-name="ce1">
            <text:p>46</text:p>
          </table:table-cell>
          <table:table-cell office:value-type="string" office:value="Fêmea" table:style-name="ce1">
            <text:p>Fêmea</text:p>
          </table:table-cell>
          <table:table-cell office:value-type="string" office:value="Feminino" table:style-name="ce1">
            <text:p>Feminino</text:p>
          </table:table-cell>
          <table:table-cell office:value-type="string" office:value="Naboo" table:style-name="ce1">
            <text:p>Naboo</text:p>
          </table:table-cell>
          <table:table-cell office:value-type="string" office:value="Humano" table:style-name="ce1">
            <text:p>Humano</text:p>
          </table:table-cell>
          <table:table-cell office:value-type="string" office:value="c(&quot;Attack of the Clones&quot;, &quot;The Phantom Menace&quot;, &quot;Revenge of the Sith&quot;)" table:style-name="ce1">
            <text:p>c("Attack of the Clones", "The Phantom Menace", "Revenge of the Sith")</text:p>
          </table:table-cell>
          <table:table-cell office:value-type="string" office:value="character(0)" table:style-name="ce1">
            <text:p>character(0)</text:p>
          </table:table-cell>
          <table:table-cell office:value-type="string" office:value="c(&quot;H-type Nubian yacht&quot;, &quot;Naboo star skiff&quot;, &quot;Naboo fighter&quot;)" table:style-name="ce1">
            <text:p>c("H-type Nubian yacht", "Naboo star skiff", "Naboo fighter")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